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office:font-face-decls>
  <office:automatic-styles>
    <style:style style:name="Table1" style:family="table">
      <style:table-properties style:width="13.737cm" fo:margin-left="-0.191cm" fo:margin-top="0cm" fo:margin-bottom="0cm" table:align="left" style:writing-mode="lr-tb"/>
    </style:style>
    <style:style style:name="Table1.A" style:family="table-column">
      <style:table-column-properties style:column-width="3.808cm"/>
    </style:style>
    <style:style style:name="Table1.B" style:family="table-column">
      <style:table-column-properties style:column-width="5.68cm"/>
    </style:style>
    <style:style style:name="Table1.C" style:family="table-column">
      <style:table-column-properties style:column-width="1.268cm"/>
    </style:style>
    <style:style style:name="Table1.D" style:family="table-column">
      <style:table-column-properties style:column-width="2.54cm"/>
    </style:style>
    <style:style style:name="Table1.E" style:family="table-column">
      <style:table-column-properties style:column-width="0.441cm"/>
    </style:style>
    <style:style style:name="Table1.1" style:family="table-row">
      <style:table-row-properties style:min-row-height="5.542cm"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6.599cm" fo:margin-left="-0.191cm" fo:margin-top="0cm" fo:margin-bottom="0cm" table:align="left" style:writing-mode="lr-tb"/>
    </style:style>
    <style:style style:name="Table2.A" style:family="table-column">
      <style:table-column-properties style:column-width="4.249cm"/>
    </style:style>
    <style:style style:name="Table2.B" style:family="table-column">
      <style:table-column-properties style:column-width="1.27cm"/>
    </style:style>
    <style:style style:name="Table2.C" style:family="table-column">
      <style:table-column-properties style:column-width="1.08cm"/>
    </style:style>
    <style:style style:name="Table2.1" style:family="table-row">
      <style:table-row-properties style:min-row-height="2.748cm"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margin-left="0.542cm" fo:margin-right="0cm" fo:margin-top="0cm" fo:margin-bottom="0cm" fo:text-indent="0cm" style:auto-text-indent="false"/>
    </style:style>
    <style:style style:name="P2" style:family="paragraph" style:parent-style-name="Standard" style:master-page-name="Standard">
      <style:paragraph-properties fo:margin-left="0.542cm" fo:margin-right="0cm" fo:margin-top="0cm" fo:margin-bottom="0cm" fo:text-indent="0cm" style:auto-text-indent="false" style:page-number="auto"/>
    </style:style>
    <style:style style:name="P3" style:family="paragraph" style:parent-style-name="Standard">
      <style:paragraph-properties fo:margin-left="0.542cm" fo:margin-right="0cm" fo:margin-top="0cm" fo:margin-bottom="0.584cm" fo:text-indent="0cm" style:auto-text-indent="false"/>
    </style:style>
    <style:style style:name="P4" style:family="paragraph" style:parent-style-name="Standard">
      <style:paragraph-properties fo:margin-left="0.542cm" fo:margin-right="0cm" fo:margin-top="0cm" fo:margin-bottom="0.316cm" fo:text-indent="0cm" style:auto-text-indent="false"/>
    </style:style>
    <style:style style:name="P5" style:family="paragraph" style:parent-style-name="Standard">
      <style:paragraph-properties fo:margin-left="0.542cm" fo:margin-right="0cm" fo:margin-top="0cm" fo:margin-bottom="0.515cm" fo:text-indent="0cm" style:auto-text-indent="false"/>
    </style:style>
    <style:style style:name="P6" style:family="paragraph" style:parent-style-name="Standard">
      <style:paragraph-properties fo:margin-left="0.542cm" fo:margin-right="0cm" fo:margin-top="0cm" fo:margin-bottom="0.279cm" fo:text-indent="0cm" style:auto-text-indent="false"/>
    </style:style>
    <style:style style:name="P7" style:family="paragraph" style:parent-style-name="Standard">
      <style:paragraph-properties fo:margin-left="0.542cm" fo:margin-right="0cm" fo:margin-top="0cm" fo:margin-bottom="0.034cm" fo:text-indent="0cm" style:auto-text-indent="false"/>
    </style:style>
    <style:style style:name="P8" style:family="paragraph" style:parent-style-name="Standard">
      <style:paragraph-properties fo:margin-left="0.542cm" fo:margin-right="0cm" fo:margin-top="0cm" fo:margin-bottom="0.067cm" fo:text-indent="0cm" style:auto-text-indent="false"/>
    </style:style>
    <style:style style:name="P9" style:family="paragraph" style:parent-style-name="Standard">
      <style:paragraph-properties fo:margin-left="0.542cm" fo:margin-right="0cm" fo:margin-top="0cm" fo:margin-bottom="0.487cm" fo:text-indent="0cm" style:auto-text-indent="false"/>
    </style:style>
    <style:style style:name="P10" style:family="paragraph" style:parent-style-name="Standard">
      <style:paragraph-properties fo:margin-left="0.533cm" fo:margin-right="0cm" fo:margin-top="0cm" fo:margin-bottom="0cm" fo:text-indent="-0.018cm" style:auto-text-indent="false"/>
    </style:style>
    <style:style style:name="P11" style:family="paragraph" style:parent-style-name="Standard">
      <style:paragraph-properties fo:margin-left="0.533cm" fo:margin-right="0cm" fo:margin-top="0cm" fo:margin-bottom="0cm" fo:text-indent="-0.018cm" style:auto-text-indent="false"/>
      <style:text-properties fo:font-size="16pt" style:font-size-asian="16pt" style:font-size-complex="9pt"/>
    </style:style>
    <style:style style:name="P12" style:family="paragraph" style:parent-style-name="Standard">
      <style:paragraph-properties fo:margin-left="0.533cm" fo:margin-right="0cm" fo:margin-top="0cm" fo:margin-bottom="0cm" fo:text-indent="-0.018cm" style:auto-text-indent="false"/>
      <style:text-properties fo:font-size="14pt" style:font-size-asian="14pt" style:font-size-complex="8pt"/>
    </style:style>
    <style:style style:name="P13" style:family="paragraph" style:parent-style-name="Standard">
      <style:paragraph-properties fo:margin-left="0.533cm" fo:margin-right="0cm" fo:margin-top="0cm" fo:margin-bottom="0.213cm" fo:text-indent="-0.018cm" style:auto-text-indent="false"/>
    </style:style>
    <style:style style:name="P14" style:family="paragraph" style:parent-style-name="Standard">
      <style:paragraph-properties fo:margin-left="0.533cm" fo:margin-right="0cm" fo:margin-top="0cm" fo:margin-bottom="0.213cm" fo:text-indent="-0.018cm" style:auto-text-indent="false"/>
      <style:text-properties fo:font-size="14pt" style:text-underline-style="solid" style:text-underline-width="auto" style:text-underline-color="#000000" fo:font-weight="bold" style:font-size-asian="14pt" style:font-weight-asian="bold"/>
    </style:style>
    <style:style style:name="P15" style:family="paragraph" style:parent-style-name="Standard">
      <style:paragraph-properties fo:margin-left="0.533cm" fo:margin-right="0.596cm" fo:margin-top="0cm" fo:margin-bottom="0.28cm" fo:text-indent="-0.018cm" style:auto-text-indent="false"/>
    </style:style>
    <style:style style:name="P16" style:family="paragraph" style:parent-style-name="Standard">
      <style:paragraph-properties fo:margin-left="0.533cm" fo:margin-right="0.596cm" fo:margin-top="0cm" fo:margin-bottom="0.286cm" fo:text-indent="-0.018cm" style:auto-text-indent="false"/>
    </style:style>
    <style:style style:name="P17" style:family="paragraph" style:parent-style-name="Standard">
      <style:paragraph-properties fo:margin-left="0.533cm" fo:margin-right="0.596cm" fo:margin-top="0cm" fo:margin-bottom="0.355cm" fo:text-indent="-0.018cm" style:auto-text-indent="false"/>
    </style:style>
    <style:style style:name="P18" style:family="paragraph" style:parent-style-name="Standard">
      <style:paragraph-properties fo:margin-left="0.533cm" fo:margin-right="0.596cm" fo:text-indent="-0.018cm" style:auto-text-indent="false"/>
    </style:style>
    <style:style style:name="P19" style:family="paragraph" style:parent-style-name="Standard">
      <style:paragraph-properties fo:margin-left="0.533cm" fo:margin-right="0.596cm" fo:margin-top="0cm" fo:margin-bottom="0.552cm" fo:text-indent="-0.018cm" style:auto-text-indent="false"/>
    </style:style>
    <style:style style:name="P20" style:family="paragraph" style:parent-style-name="Standard">
      <style:paragraph-properties fo:margin-left="0.533cm" fo:margin-right="0.596cm" fo:margin-top="0cm" fo:margin-bottom="0.252cm" fo:text-indent="-0.018cm" style:auto-text-indent="false"/>
    </style:style>
    <style:style style:name="P21" style:family="paragraph" style:parent-style-name="Standard">
      <style:paragraph-properties fo:margin-left="0.533cm" fo:margin-right="0.596cm" fo:margin-top="0cm" fo:margin-bottom="0.353cm" fo:text-indent="-0.018cm" style:auto-text-indent="false"/>
    </style:style>
    <style:style style:name="P22" style:family="paragraph" style:parent-style-name="Standard">
      <style:paragraph-properties fo:margin-left="0.533cm" fo:margin-right="0.596cm" fo:margin-top="0cm" fo:margin-bottom="0.349cm" fo:text-indent="-0.018cm" style:auto-text-indent="false"/>
    </style:style>
    <style:style style:name="P23" style:family="paragraph" style:parent-style-name="Standard">
      <style:paragraph-properties fo:margin-left="0.533cm" fo:margin-right="0.596cm" fo:margin-top="0cm" fo:margin-bottom="0.173cm" fo:text-indent="-0.018cm" style:auto-text-indent="false"/>
    </style:style>
    <style:style style:name="P24" style:family="paragraph" style:parent-style-name="Standard">
      <style:paragraph-properties fo:margin-left="0.533cm" fo:margin-right="0.596cm" fo:margin-top="0cm" fo:margin-bottom="0.069cm" fo:text-indent="-0.018cm" style:auto-text-indent="false"/>
    </style:style>
    <style:style style:name="P25" style:family="paragraph" style:parent-style-name="Standard">
      <style:paragraph-properties fo:margin-left="0.533cm" fo:margin-right="0.596cm" fo:margin-top="0cm" fo:margin-bottom="0.388cm" fo:text-indent="-0.018cm" style:auto-text-indent="false"/>
    </style:style>
    <style:style style:name="P26" style:family="paragraph" style:parent-style-name="Standard">
      <style:paragraph-properties fo:margin-left="0.533cm" fo:margin-right="0.596cm" fo:margin-top="0cm" fo:margin-bottom="0.339cm" fo:text-indent="-0.018cm" style:auto-text-indent="false"/>
    </style:style>
    <style:style style:name="P27" style:family="paragraph" style:parent-style-name="Standard">
      <style:paragraph-properties fo:margin-left="0.533cm" fo:margin-right="0.596cm" fo:margin-top="0cm" fo:margin-bottom="0.231cm" fo:text-indent="-0.018cm" style:auto-text-indent="false"/>
    </style:style>
    <style:style style:name="P28" style:family="paragraph" style:parent-style-name="Standard">
      <style:paragraph-properties fo:margin-left="0.533cm" fo:margin-right="0.596cm" fo:margin-top="0cm" fo:margin-bottom="0.409cm" fo:text-indent="-0.018cm" style:auto-text-indent="false"/>
    </style:style>
    <style:style style:name="P29" style:family="paragraph" style:parent-style-name="Standard">
      <style:paragraph-properties fo:margin-left="0.533cm" fo:margin-right="0.596cm" fo:margin-top="0cm" fo:margin-bottom="0.39cm" fo:text-indent="-0.018cm" style:auto-text-indent="false"/>
    </style:style>
    <style:style style:name="P30" style:family="paragraph" style:parent-style-name="Standard">
      <style:paragraph-properties fo:margin-left="0.533cm" fo:margin-right="0.596cm" fo:margin-top="0cm" fo:margin-bottom="0.295cm" fo:text-indent="-0.018cm" style:auto-text-indent="false"/>
    </style:style>
    <style:style style:name="P31" style:family="paragraph" style:parent-style-name="Standard">
      <style:paragraph-properties fo:margin-left="0.542cm" fo:margin-right="0.316cm" fo:margin-top="0cm" fo:margin-bottom="0cm" fo:line-height="108%" fo:text-indent="0cm" style:auto-text-indent="false"/>
    </style:style>
    <style:style style:name="P32" style:family="paragraph" style:parent-style-name="Standard">
      <style:paragraph-properties fo:margin-left="0.529cm" fo:margin-right="0cm" fo:margin-top="0cm" fo:margin-bottom="0cm" fo:text-indent="-0.019cm" style:auto-text-indent="false"/>
    </style:style>
    <style:style style:name="P33" style:family="paragraph" style:parent-style-name="Standard">
      <style:paragraph-properties fo:margin-left="0.533cm" fo:margin-right="6.777cm" fo:line-height="150%" fo:text-indent="-0.018cm" style:auto-text-indent="false"/>
    </style:style>
    <style:style style:name="P34" style:family="paragraph" style:parent-style-name="Standard">
      <style:paragraph-properties fo:margin-left="0.533cm" fo:margin-right="2.425cm" fo:margin-top="0cm" fo:margin-bottom="0.173cm" fo:text-indent="-0.018cm" style:auto-text-indent="false"/>
    </style:style>
    <style:style style:name="P35" style:family="paragraph" style:parent-style-name="Standard">
      <style:paragraph-properties fo:margin-left="0.533cm" fo:margin-right="2.425cm" fo:margin-top="0cm" fo:margin-bottom="0.173cm" fo:text-indent="-0.018cm" style:auto-text-indent="false"/>
      <style:text-properties fo:font-size="14pt" style:text-underline-style="solid" style:text-underline-width="auto" style:text-underline-color="#000000" fo:font-weight="bold" style:font-size-asian="14pt" style:font-weight-asian="bold"/>
    </style:style>
    <style:style style:name="P36" style:family="paragraph" style:parent-style-name="Standard">
      <style:paragraph-properties fo:margin-left="0.533cm" fo:margin-right="0.787cm" fo:margin-top="0cm" fo:margin-bottom="0.173cm" fo:text-indent="-0.018cm" style:auto-text-indent="false"/>
    </style:style>
    <style:style style:name="P37" style:family="paragraph" style:parent-style-name="Standard">
      <style:paragraph-properties fo:margin-left="0.533cm" fo:margin-right="1.309cm" fo:margin-top="0cm" fo:margin-bottom="0.178cm" fo:text-indent="-0.018cm" style:auto-text-indent="false"/>
    </style:style>
    <style:style style:name="P38" style:family="paragraph" style:parent-style-name="Standard">
      <style:paragraph-properties fo:margin-left="0.533cm" fo:margin-right="1.309cm" fo:margin-top="0cm" fo:margin-bottom="0.178cm" fo:text-indent="-0.018cm" style:auto-text-indent="false"/>
      <style:text-properties fo:font-size="14pt" style:text-underline-style="solid" style:text-underline-width="auto" style:text-underline-color="#000000" fo:font-weight="bold" style:font-size-asian="14pt" style:font-weight-asian="bold"/>
    </style:style>
    <style:style style:name="P39" style:family="paragraph" style:parent-style-name="Standard">
      <style:paragraph-properties fo:margin-left="0.533cm" fo:margin-right="0.833cm" fo:margin-top="0cm" fo:margin-bottom="0.173cm" fo:text-indent="-0.018cm" style:auto-text-indent="false"/>
    </style:style>
    <style:style style:name="P40" style:family="paragraph" style:parent-style-name="Standard">
      <style:paragraph-properties fo:margin-left="0.533cm" fo:margin-right="1.252cm" fo:line-height="150%" fo:text-indent="-0.018cm" style:auto-text-indent="false"/>
    </style:style>
    <style:style style:name="P41" style:family="paragraph" style:parent-style-name="Standard">
      <style:paragraph-properties fo:margin-left="0.533cm" fo:margin-right="1.715cm" fo:line-height="150%" fo:text-indent="-0.018cm" style:auto-text-indent="false"/>
    </style:style>
    <style:style style:name="P42" style:family="paragraph" style:parent-style-name="Standard">
      <style:paragraph-properties fo:margin-left="0.533cm" fo:margin-right="1.069cm" fo:margin-top="0cm" fo:margin-bottom="0.173cm" fo:text-indent="-0.018cm" style:auto-text-indent="false"/>
    </style:style>
    <style:style style:name="P43" style:family="paragraph" style:parent-style-name="Standard">
      <style:paragraph-properties fo:margin-left="0.533cm" fo:margin-right="1.069cm" fo:margin-top="0cm" fo:margin-bottom="0.173cm" fo:text-indent="-0.018cm" style:auto-text-indent="false"/>
      <style:text-properties fo:font-size="14pt" style:text-underline-style="solid" style:text-underline-width="auto" style:text-underline-color="#000000" fo:font-weight="bold" style:font-size-asian="14pt" style:font-weight-asian="bold"/>
    </style:style>
    <style:style style:name="P44" style:family="paragraph" style:parent-style-name="Standard" style:list-style-name="WWNum1">
      <style:paragraph-properties fo:margin-left="0.559cm" fo:margin-right="0.596cm" fo:text-indent="-0.635cm" style:auto-text-indent="false"/>
    </style:style>
    <style:style style:name="P45" style:family="paragraph" style:parent-style-name="Standard" style:list-style-name="WWNum1">
      <style:paragraph-properties fo:margin-left="0.559cm" fo:margin-right="0.596cm" fo:margin-top="0cm" fo:margin-bottom="0.286cm" fo:text-indent="-0.635cm" style:auto-text-indent="false"/>
    </style:style>
    <style:style style:name="P46" style:family="paragraph" style:parent-style-name="Standard">
      <style:paragraph-properties fo:margin-left="0.49cm" fo:margin-right="0cm" fo:margin-top="0cm" fo:margin-bottom="0cm" fo:text-indent="0cm" style:auto-text-indent="false"/>
    </style:style>
    <style:style style:name="P47" style:family="paragraph" style:parent-style-name="Standard">
      <style:paragraph-properties fo:margin-left="0.49cm" fo:margin-right="0cm" fo:margin-top="0cm" fo:margin-bottom="0.284cm" fo:text-indent="0cm" style:auto-text-indent="false"/>
    </style:style>
    <style:style style:name="P48" style:family="paragraph" style:parent-style-name="Standard">
      <style:paragraph-properties fo:margin-left="0.49cm" fo:margin-right="0cm" fo:margin-top="0cm" fo:margin-bottom="0.289cm" fo:text-indent="0cm" style:auto-text-indent="false"/>
    </style:style>
    <style:style style:name="P49" style:family="paragraph" style:parent-style-name="Standard">
      <style:paragraph-properties fo:margin-left="0.49cm" fo:margin-right="0cm" fo:margin-top="0cm" fo:margin-bottom="0.282cm" fo:text-indent="0cm" style:auto-text-indent="false"/>
    </style:style>
    <style:style style:name="P50" style:family="paragraph" style:parent-style-name="Standard">
      <style:paragraph-properties fo:margin-left="0.515cm" fo:margin-right="1.108cm" fo:margin-top="0cm" fo:margin-bottom="0.337cm" fo:text-indent="1.27cm" style:auto-text-indent="false"/>
    </style:style>
    <style:style style:name="P51" style:family="paragraph" style:parent-style-name="Standard">
      <style:paragraph-properties fo:margin-left="0cm" fo:margin-right="0cm" fo:margin-top="0cm" fo:margin-bottom="0.28cm" fo:text-indent="0cm" style:auto-text-indent="false">
        <style:tab-stops>
          <style:tab-stop style:position="0.542cm" style:type="center"/>
          <style:tab-stop style:position="2.436cm" style:type="center"/>
        </style:tab-stops>
      </style:paragraph-properties>
    </style:style>
    <style:style style:name="P52" style:family="paragraph" style:parent-style-name="Standard">
      <style:paragraph-properties fo:margin-left="0cm" fo:margin-right="0cm" fo:margin-top="0cm" fo:margin-bottom="0.28cm" fo:text-indent="0cm" style:auto-text-indent="false">
        <style:tab-stops>
          <style:tab-stop style:position="0.542cm" style:type="center"/>
          <style:tab-stop style:position="2.487cm" style:type="center"/>
        </style:tab-stops>
      </style:paragraph-properties>
    </style:style>
    <style:style style:name="P53" style:family="paragraph" style:parent-style-name="Standard">
      <style:paragraph-properties fo:margin-left="0cm" fo:margin-right="0cm" fo:margin-top="0cm" fo:margin-bottom="0.28cm" fo:text-indent="0cm" style:auto-text-indent="false" fo:keep-with-next="always">
        <style:tab-stops>
          <style:tab-stop style:position="2.064cm" style:type="center"/>
          <style:tab-stop style:position="3.918cm" style:type="center"/>
        </style:tab-stops>
      </style:paragraph-properties>
    </style:style>
    <style:style style:name="P54" style:family="paragraph" style:parent-style-name="Standard">
      <style:paragraph-properties fo:margin-left="0cm" fo:margin-right="0cm" fo:margin-top="0cm" fo:margin-bottom="0.282cm" fo:line-height="107%" fo:text-indent="0cm" style:auto-text-indent="false">
        <style:tab-stops>
          <style:tab-stop style:position="0.542cm" style:type="center"/>
          <style:tab-stop style:position="2.314cm" style:type="center"/>
        </style:tab-stops>
      </style:paragraph-properties>
    </style:style>
    <style:style style:name="P55" style:family="paragraph" style:parent-style-name="Standard">
      <style:paragraph-properties fo:margin-left="0cm" fo:margin-right="0cm" fo:margin-top="0cm" fo:margin-bottom="0.282cm" fo:line-height="107%" fo:text-indent="0cm" style:auto-text-indent="false">
        <style:tab-stops>
          <style:tab-stop style:position="0.542cm" style:type="center"/>
          <style:tab-stop style:position="2.314cm" style:type="center"/>
        </style:tab-stops>
      </style:paragraph-properties>
      <style:text-properties fo:font-size="11pt" style:font-size-asian="11pt"/>
    </style:style>
    <style:style style:name="P56" style:family="paragraph" style:parent-style-name="Standard">
      <style:paragraph-properties fo:margin-left="0cm" fo:margin-right="0cm" fo:margin-top="0cm" fo:margin-bottom="0cm" fo:line-height="100%" fo:text-indent="0cm" style:auto-text-indent="false"/>
    </style:style>
    <style:style style:name="P57" style:family="paragraph" style:parent-style-name="Standard">
      <style:paragraph-properties fo:margin-left="0cm" fo:margin-right="0cm" fo:margin-top="0cm" fo:margin-bottom="0cm" fo:line-height="100%" fo:text-indent="0cm" style:auto-text-indent="false">
        <style:tab-stops>
          <style:tab-stop style:position="2.067cm" style:type="center"/>
        </style:tab-stops>
      </style:paragraph-properties>
    </style:style>
    <style:style style:name="P58" style:family="paragraph" style:parent-style-name="Standard">
      <style:paragraph-properties fo:margin-left="0cm" fo:margin-right="0cm" fo:margin-top="0cm" fo:margin-bottom="0cm" fo:line-height="100%" fo:text-align="justify" style:justify-single-word="false" fo:text-indent="0cm" style:auto-text-indent="false"/>
    </style:style>
    <style:style style:name="P59" style:family="paragraph" style:parent-style-name="Standard">
      <style:paragraph-properties fo:margin-left="0cm" fo:margin-right="0cm" fo:margin-top="0cm" fo:margin-bottom="0cm" fo:line-height="100%" fo:text-indent="0cm" style:auto-text-indent="false">
        <style:tab-stops>
          <style:tab-stop style:position="1.651cm" style:type="center"/>
        </style:tab-stops>
      </style:paragraph-properties>
    </style:style>
    <style:style style:name="P60" style:family="paragraph" style:parent-style-name="Standard">
      <style:paragraph-properties fo:margin-left="0cm" fo:margin-right="0cm" fo:margin-top="0cm" fo:margin-bottom="0cm" fo:line-height="100%" fo:text-indent="0cm" style:auto-text-indent="false">
        <style:tab-stops>
          <style:tab-stop style:position="1.612cm" style:type="center"/>
        </style:tab-stops>
      </style:paragraph-properties>
    </style:style>
    <style:style style:name="P61" style:family="paragraph" style:parent-style-name="Standard">
      <style:paragraph-properties fo:margin-left="0cm" fo:margin-right="0cm" fo:margin-top="0cm" fo:margin-bottom="0cm" fo:line-height="100%" fo:text-indent="0cm" style:auto-text-indent="false">
        <style:tab-stops>
          <style:tab-stop style:position="1.716cm" style:type="center"/>
        </style:tab-stops>
      </style:paragraph-properties>
    </style:style>
    <style:style style:name="P62" style:family="paragraph" style:parent-style-name="Standard">
      <style:paragraph-properties fo:margin-left="0cm" fo:margin-right="0cm" fo:margin-top="0cm" fo:margin-bottom="0cm" fo:line-height="100%" fo:text-indent="0cm" style:auto-text-indent="false">
        <style:tab-stops>
          <style:tab-stop style:position="1.579cm" style:type="center"/>
        </style:tab-stops>
      </style:paragraph-properties>
    </style:style>
    <style:style style:name="P63" style:family="paragraph" style:parent-style-name="Standard" style:list-style-name="WWNum6">
      <style:paragraph-properties fo:margin-left="0cm" fo:margin-right="0cm" fo:margin-top="0cm" fo:margin-bottom="0cm" fo:text-indent="0cm" style:auto-text-indent="false"/>
    </style:style>
    <style:style style:name="P64" style:family="paragraph" style:parent-style-name="Standard">
      <style:paragraph-properties fo:margin-left="0cm" fo:margin-right="0cm" fo:margin-top="0cm" fo:margin-bottom="0.002cm" fo:line-height="100%" fo:text-indent="0cm" style:auto-text-indent="false"/>
    </style:style>
    <style:style style:name="P65" style:family="paragraph" style:parent-style-name="Standard">
      <style:paragraph-properties fo:margin-left="0cm" fo:margin-right="0cm" fo:margin-top="0cm" fo:margin-bottom="0.002cm" fo:line-height="100%" fo:text-indent="0cm" style:auto-text-indent="false">
        <style:tab-stops>
          <style:tab-stop style:position="1.995cm" style:type="center"/>
        </style:tab-stops>
      </style:paragraph-properties>
    </style:style>
    <style:style style:name="P66" style:family="paragraph" style:parent-style-name="Standard">
      <style:paragraph-properties fo:margin-left="0cm" fo:margin-right="0cm" fo:margin-top="0cm" fo:margin-bottom="0.002cm" fo:line-height="100%" fo:text-indent="0cm" style:auto-text-indent="false">
        <style:tab-stops>
          <style:tab-stop style:position="2.067cm" style:type="center"/>
        </style:tab-stops>
      </style:paragraph-properties>
    </style:style>
    <style:style style:name="P67" style:family="paragraph" style:parent-style-name="Standard">
      <style:paragraph-properties fo:margin-left="0cm" fo:margin-right="0cm" fo:margin-top="0cm" fo:margin-bottom="0.002cm" fo:line-height="100%" fo:text-indent="0cm" style:auto-text-indent="false">
        <style:tab-stops>
          <style:tab-stop style:position="1.27cm" style:type="center"/>
        </style:tab-stops>
      </style:paragraph-properties>
    </style:style>
    <style:style style:name="P68" style:family="paragraph" style:parent-style-name="Standard">
      <style:paragraph-properties fo:margin-left="0cm" fo:margin-right="0cm" fo:margin-top="0cm" fo:margin-bottom="0.002cm" fo:line-height="100%" fo:text-indent="0cm" style:auto-text-indent="false">
        <style:tab-stops>
          <style:tab-stop style:position="1.272cm" style:type="center"/>
        </style:tab-stops>
      </style:paragraph-properties>
    </style:style>
    <style:style style:name="P69" style:family="paragraph" style:parent-style-name="Standard">
      <style:paragraph-properties fo:margin-left="0cm" fo:margin-right="0cm" fo:margin-top="0cm" fo:margin-bottom="0.002cm" fo:line-height="100%" fo:text-align="justify" style:justify-single-word="false" fo:text-indent="0cm" style:auto-text-indent="false"/>
    </style:style>
    <style:style style:name="P70" style:family="paragraph" style:parent-style-name="Standard" style:list-style-name="WWNum6">
      <style:paragraph-properties fo:margin-left="0cm" fo:margin-right="0cm" fo:margin-top="0cm" fo:margin-bottom="0.002cm" fo:text-indent="0cm" style:auto-text-indent="false">
        <style:tab-stops>
          <style:tab-stop style:position="1.27cm" style:type="center"/>
          <style:tab-stop style:position="3.66cm" style:type="center"/>
        </style:tab-stops>
      </style:paragraph-properties>
    </style:style>
    <style:style style:name="P71" style:family="paragraph" style:parent-style-name="Standard" style:list-style-name="WWNum6">
      <style:paragraph-properties fo:margin-left="0cm" fo:margin-right="0cm" fo:margin-top="0cm" fo:margin-bottom="0.002cm" fo:text-indent="0cm" style:auto-text-indent="false">
        <style:tab-stops>
          <style:tab-stop style:position="1.27cm" style:type="center"/>
          <style:tab-stop style:position="4.47cm" style:type="center"/>
        </style:tab-stops>
      </style:paragraph-properties>
    </style:style>
    <style:style style:name="P72" style:family="paragraph" style:parent-style-name="Standard" style:list-style-name="WWNum6">
      <style:paragraph-properties fo:margin-left="0cm" fo:margin-right="0cm" fo:margin-top="0cm" fo:margin-bottom="0.002cm" fo:text-indent="0cm" style:auto-text-indent="false">
        <style:tab-stops>
          <style:tab-stop style:position="1.27cm" style:type="center"/>
          <style:tab-stop style:position="3.591cm" style:type="center"/>
        </style:tab-stops>
      </style:paragraph-properties>
    </style:style>
    <style:style style:name="P73" style:family="paragraph" style:parent-style-name="Standard" style:list-style-name="WWNum6">
      <style:paragraph-properties fo:margin-left="0cm" fo:margin-right="0cm" fo:margin-top="0cm" fo:margin-bottom="0.002cm" fo:text-indent="0cm" style:auto-text-indent="false">
        <style:tab-stops>
          <style:tab-stop style:position="1.27cm" style:type="center"/>
          <style:tab-stop style:position="3.358cm" style:type="center"/>
        </style:tab-stops>
      </style:paragraph-properties>
    </style:style>
    <style:style style:name="P74" style:family="paragraph" style:parent-style-name="Standard">
      <style:paragraph-properties fo:margin-left="0cm" fo:margin-right="0cm" fo:text-indent="0cm" style:auto-text-indent="false" fo:keep-with-next="always">
        <style:tab-stops>
          <style:tab-stop style:position="1.789cm" style:type="center"/>
          <style:tab-stop style:position="3.918cm" style:type="center"/>
        </style:tab-stops>
      </style:paragraph-properties>
    </style:style>
    <style:style style:name="P75" style:family="paragraph" style:parent-style-name="Standard">
      <style:paragraph-properties fo:margin-left="0cm" fo:margin-right="0cm" fo:text-indent="0cm" style:auto-text-indent="false" fo:keep-with-next="always">
        <style:tab-stops>
          <style:tab-stop style:position="1.402cm" style:type="center"/>
          <style:tab-stop style:position="2.54cm" style:type="center"/>
          <style:tab-stop style:position="3.918cm" style:type="center"/>
        </style:tab-stops>
      </style:paragraph-properties>
    </style:style>
    <style:style style:name="P76" style:family="paragraph" style:parent-style-name="Standard" style:list-style-name="WWNum6">
      <style:paragraph-properties fo:margin-left="0cm" fo:margin-right="0cm" fo:margin-top="0cm" fo:margin-bottom="0.286cm" fo:text-indent="0cm" style:auto-text-indent="false">
        <style:tab-stops>
          <style:tab-stop style:position="1.27cm" style:type="center"/>
          <style:tab-stop style:position="5.817cm" style:type="center"/>
        </style:tab-stops>
      </style:paragraph-properties>
    </style:style>
    <style:style style:name="P77" style:family="paragraph" style:parent-style-name="Standard">
      <style:paragraph-properties fo:margin-left="0.559cm" fo:margin-right="0.596cm" fo:margin-top="0cm" fo:margin-bottom="0.349cm" fo:text-indent="-0.018cm" style:auto-text-indent="false">
        <style:tab-stops>
          <style:tab-stop style:position="1.752cm"/>
        </style:tab-stops>
      </style:paragraph-properties>
    </style:style>
    <style:style style:name="P78" style:family="paragraph" style:parent-style-name="Standard">
      <style:paragraph-properties fo:margin-left="1.812cm" fo:margin-right="0cm" fo:margin-top="0cm" fo:margin-bottom="0cm" fo:text-indent="0cm" style:auto-text-indent="false"/>
    </style:style>
    <style:style style:name="P79" style:family="paragraph" style:parent-style-name="Standard">
      <style:paragraph-properties fo:margin-left="1.785cm" fo:margin-right="3.366cm" fo:line-height="162%" fo:text-indent="-1.27cm" style:auto-text-indent="false"/>
    </style:style>
    <style:style style:name="P80" style:family="paragraph" style:parent-style-name="Standard">
      <style:paragraph-properties fo:margin-left="0.542cm" fo:margin-right="0.87cm" fo:margin-top="0cm" fo:margin-bottom="0.279cm" fo:line-height="108%" fo:text-align="justify" style:justify-single-word="false" fo:text-indent="0cm" style:auto-text-indent="false"/>
    </style:style>
    <style:style style:name="P81" style:family="paragraph" style:parent-style-name="Standard">
      <style:paragraph-properties fo:margin-left="0.515cm" fo:margin-right="12.356cm" fo:line-height="163%" fo:text-indent="1.27cm" style:auto-text-indent="false"/>
    </style:style>
    <style:style style:name="P82" style:family="paragraph" style:parent-style-name="Standard">
      <style:paragraph-properties fo:margin-left="0.515cm" fo:margin-right="12.356cm" fo:line-height="163%" fo:text-indent="0cm" style:auto-text-indent="false"/>
    </style:style>
    <style:style style:name="P83" style:family="paragraph" style:parent-style-name="Standard">
      <style:paragraph-properties fo:margin-left="0.533cm" fo:margin-right="0.524cm" fo:margin-top="0cm" fo:margin-bottom="0.282cm" fo:line-height="107%" fo:text-indent="-0.018cm" style:auto-text-indent="false"/>
    </style:style>
    <style:style style:name="P84" style:family="paragraph" style:parent-style-name="Standard">
      <style:paragraph-properties fo:margin-left="0.533cm" fo:margin-right="2.574cm" fo:line-height="168%" fo:text-indent="-0.018cm" style:auto-text-indent="false"/>
      <style:text-properties fo:font-size="14pt" fo:font-weight="bold" style:font-size-asian="14pt" style:font-weight-asian="bold"/>
    </style:style>
    <style:style style:name="P85" style:family="paragraph" style:parent-style-name="Standard">
      <style:paragraph-properties fo:margin-left="0.533cm" fo:margin-right="2.574cm" fo:line-height="168%" fo:text-indent="-0.018cm" style:auto-text-indent="false"/>
    </style:style>
    <style:style style:name="P86" style:family="paragraph" style:parent-style-name="Standard">
      <style:paragraph-properties fo:margin-left="0.533cm" fo:margin-right="1.656cm" fo:margin-top="0cm" fo:margin-bottom="0.076cm" fo:line-height="133%" fo:text-indent="-0.018cm" style:auto-text-indent="false"/>
    </style:style>
    <style:style style:name="P87" style:family="paragraph" style:parent-style-name="Standard">
      <style:paragraph-properties fo:margin-left="0.529cm" fo:margin-right="0.6cm" fo:margin-top="0cm" fo:margin-bottom="0.229cm" fo:text-indent="-0.019cm" style:auto-text-indent="false"/>
    </style:style>
    <style:style style:name="P88" style:family="paragraph" style:parent-style-name="Standard">
      <style:paragraph-properties fo:margin-left="0.529cm" fo:margin-right="0.6cm" fo:margin-top="0.212cm" fo:margin-bottom="0.226cm" fo:text-indent="-0.019cm" style:auto-text-indent="false"/>
    </style:style>
    <style:style style:name="P89" style:family="paragraph" style:parent-style-name="Standard">
      <style:paragraph-properties fo:margin-left="0.529cm" fo:margin-right="0.6cm" fo:margin-top="0cm" fo:margin-bottom="0.228cm" fo:keep-together="always" fo:text-indent="-0.019cm" style:auto-text-indent="false" fo:keep-with-next="always"/>
    </style:style>
    <style:style style:name="P90" style:family="paragraph" style:parent-style-name="Standard">
      <style:paragraph-properties fo:margin-left="0.529cm" fo:margin-right="0.6cm" fo:margin-top="0cm" fo:margin-bottom="0.399cm" fo:keep-together="always" fo:text-indent="-0.019cm" style:auto-text-indent="false" fo:keep-with-next="always"/>
    </style:style>
    <style:style style:name="P91" style:family="paragraph" style:parent-style-name="Standard">
      <style:paragraph-properties fo:margin-left="1.829cm" fo:margin-right="0.596cm" fo:margin-top="0cm" fo:margin-bottom="0.28cm" fo:text-indent="-0.018cm" style:auto-text-indent="false"/>
    </style:style>
    <style:style style:name="P92" style:family="paragraph" style:parent-style-name="Standard">
      <style:paragraph-properties fo:margin-left="1.829cm" fo:margin-right="0.596cm" fo:text-indent="-0.018cm" style:auto-text-indent="false"/>
    </style:style>
    <style:style style:name="P93" style:family="paragraph" style:parent-style-name="Standard">
      <style:paragraph-properties fo:margin-left="1.829cm" fo:margin-right="0.596cm" fo:margin-top="0cm" fo:margin-bottom="0.282cm" fo:text-indent="-0.018cm" style:auto-text-indent="false"/>
    </style:style>
    <style:style style:name="P94" style:family="paragraph" style:parent-style-name="Standard">
      <style:paragraph-properties fo:margin-left="1.829cm" fo:margin-right="0.596cm" fo:margin-top="0cm" fo:margin-bottom="0.286cm" fo:text-indent="-0.018cm" style:auto-text-indent="false"/>
    </style:style>
    <style:style style:name="P95" style:family="paragraph" style:parent-style-name="Standard">
      <style:paragraph-properties fo:margin-left="0.026cm" fo:margin-right="0cm" fo:margin-top="0cm" fo:margin-bottom="0.002cm" fo:line-height="100%" fo:text-align="center" style:justify-single-word="false" fo:text-indent="0cm" style:auto-text-indent="false"/>
    </style:style>
    <style:style style:name="P96" style:family="paragraph" style:parent-style-name="Standard">
      <style:paragraph-properties fo:margin-left="0cm" fo:margin-right="0.293cm" fo:margin-top="0cm" fo:margin-bottom="0cm" fo:line-height="100%" fo:text-indent="0cm" style:auto-text-indent="false"/>
    </style:style>
    <style:style style:name="P97" style:family="paragraph" style:parent-style-name="Standard">
      <style:paragraph-properties fo:margin-left="0cm" fo:margin-right="0.776cm" fo:margin-top="0cm" fo:margin-bottom="0.002cm" fo:line-height="100%" fo:text-indent="0cm" style:auto-text-indent="false"/>
    </style:style>
    <style:style style:name="P98" style:family="paragraph" style:parent-style-name="Standard">
      <style:paragraph-properties fo:margin-left="0.002cm" fo:margin-right="0cm" fo:margin-top="0cm" fo:margin-bottom="0.464cm" fo:line-height="100%" fo:text-indent="0cm" style:auto-text-indent="false"/>
    </style:style>
    <style:style style:name="P99" style:family="paragraph" style:parent-style-name="Standard">
      <style:paragraph-properties fo:margin-left="0.002cm" fo:margin-right="0cm" fo:margin-top="0cm" fo:margin-bottom="0.002cm" fo:line-height="100%" fo:text-indent="0cm" style:auto-text-indent="false"/>
    </style:style>
    <style:style style:name="P100" style:family="paragraph" style:parent-style-name="Standard">
      <style:paragraph-properties fo:margin-left="0.002cm" fo:margin-right="0cm" fo:margin-top="0cm" fo:margin-bottom="0.002cm" fo:line-height="100%" fo:text-align="justify" style:justify-single-word="false" fo:text-indent="0cm" style:auto-text-indent="false"/>
    </style:style>
    <style:style style:name="P101" style:family="paragraph" style:parent-style-name="Standard">
      <style:paragraph-properties fo:margin-left="0.002cm" fo:margin-right="0cm" fo:margin-top="0cm" fo:margin-bottom="0cm" fo:line-height="100%" fo:text-indent="0cm" style:auto-text-indent="false"/>
    </style:style>
    <style:style style:name="P102" style:family="paragraph" style:parent-style-name="Standard">
      <style:paragraph-properties fo:margin-left="0cm" fo:margin-right="0.445cm" fo:margin-top="0cm" fo:margin-bottom="0cm" fo:line-height="100%" fo:text-indent="0cm" style:auto-text-indent="false"/>
    </style:style>
    <style:style style:name="P103" style:family="paragraph" style:parent-style-name="Standard">
      <style:paragraph-properties fo:margin-left="0cm" fo:margin-right="0.418cm" fo:margin-top="0cm" fo:margin-bottom="0cm" fo:line-height="100%" fo:text-indent="0cm" style:auto-text-indent="false"/>
    </style:style>
    <style:style style:name="P104" style:family="paragraph" style:parent-style-name="Standard" style:list-style-name="WWNum6">
      <style:paragraph-properties fo:margin-left="0.018cm" fo:margin-right="0cm" fo:margin-top="0cm" fo:margin-bottom="0.286cm" fo:text-indent="-0.018cm" style:auto-text-indent="false"/>
    </style:style>
    <style:style style:name="P105" style:family="paragraph" style:parent-style-name="Standard">
      <style:paragraph-properties fo:margin-left="0.018cm" fo:margin-right="0.596cm" fo:margin-top="0cm" fo:margin-bottom="0.286cm" fo:text-indent="-0.018cm" style:auto-text-indent="false" fo:keep-with-next="always"/>
    </style:style>
    <style:style style:name="P106" style:family="paragraph" style:parent-style-name="Standard">
      <style:paragraph-properties fo:margin-left="0.018cm" fo:margin-right="0.596cm" fo:margin-top="0cm" fo:margin-bottom="0.286cm" fo:text-indent="-0.018cm" style:auto-text-indent="false"/>
    </style:style>
    <style:style style:name="P107" style:family="paragraph" style:parent-style-name="Standard">
      <style:paragraph-properties fo:margin-left="0.018cm" fo:margin-right="0.596cm" fo:text-indent="-0.018cm" style:auto-text-indent="false"/>
    </style:style>
    <style:style style:name="P108" style:family="paragraph" style:parent-style-name="Standard">
      <style:paragraph-properties fo:margin-left="0.018cm" fo:margin-right="0.596cm" fo:margin-top="0cm" fo:margin-bottom="0.28cm" fo:text-indent="-0.018cm" style:auto-text-indent="false"/>
    </style:style>
    <style:style style:name="P109" style:family="paragraph" style:parent-style-name="Standard">
      <style:paragraph-properties fo:margin-left="1.288cm" fo:margin-right="11.806cm" fo:text-indent="-0.018cm" style:auto-text-indent="false" fo:keep-with-next="always"/>
    </style:style>
    <style:style style:name="P110" style:family="paragraph" style:parent-style-name="Standard">
      <style:paragraph-properties fo:margin-left="0.019cm" fo:margin-right="0.6cm" fo:margin-top="0cm" fo:margin-bottom="0.286cm" fo:text-indent="-0.019cm" style:auto-text-indent="false" fo:break-before="page"/>
    </style:style>
    <style:style style:name="P111" style:family="paragraph" style:parent-style-name="Standard" style:list-style-name="WWNum2">
      <style:paragraph-properties fo:margin-left="0.559cm" fo:margin-right="0.596cm" fo:text-indent="-0.529cm" style:auto-text-indent="false"/>
    </style:style>
    <style:style style:name="P112" style:family="paragraph" style:parent-style-name="Standard" style:list-style-name="WWNum3">
      <style:paragraph-properties fo:margin-left="0.559cm" fo:margin-right="0.596cm" fo:text-indent="-0.529cm" style:auto-text-indent="false"/>
    </style:style>
    <style:style style:name="P113" style:family="paragraph" style:parent-style-name="Standard" style:list-style-name="WWNum6">
      <style:paragraph-properties fo:margin-left="0.559cm" fo:margin-right="0.596cm" fo:text-indent="-0.529cm" style:auto-text-indent="false"/>
    </style:style>
    <style:style style:name="P114" style:family="paragraph" style:parent-style-name="Standard" style:list-style-name="WWNum3">
      <style:paragraph-properties fo:margin-left="0.559cm" fo:margin-right="0.596cm" fo:margin-top="0cm" fo:margin-bottom="0.28cm" fo:text-indent="-0.529cm" style:auto-text-indent="false"/>
    </style:style>
    <style:style style:name="P115" style:family="paragraph" style:parent-style-name="Standard" style:list-style-name="WWNum6">
      <style:paragraph-properties fo:margin-left="0.559cm" fo:margin-right="0.596cm" fo:margin-top="0cm" fo:margin-bottom="0.286cm" fo:text-indent="-0.529cm" style:auto-text-indent="false"/>
    </style:style>
    <style:style style:name="P116" style:family="paragraph" style:parent-style-name="Standard">
      <style:paragraph-properties fo:margin-left="0.018cm" fo:margin-right="0.808cm" fo:line-height="163%" fo:text-indent="-0.018cm" style:auto-text-indent="false"/>
    </style:style>
    <style:style style:name="P117" style:family="paragraph" style:parent-style-name="Standard">
      <style:paragraph-properties fo:margin-left="-0.009cm" fo:margin-right="0cm" fo:margin-top="0cm" fo:margin-bottom="0.282cm" fo:text-indent="-0.018cm" style:auto-text-indent="false"/>
    </style:style>
    <style:style style:name="P118" style:family="paragraph" style:parent-style-name="Standard" style:list-style-name="WWNum5">
      <style:paragraph-properties fo:margin-left="-0.009cm" fo:margin-right="0cm" fo:margin-top="0cm" fo:margin-bottom="0.282cm" fo:text-indent="-0.018cm" style:auto-text-indent="false"/>
    </style:style>
    <style:style style:name="P119" style:family="paragraph" style:parent-style-name="Standard" style:list-style-name="WWNum4">
      <style:paragraph-properties fo:margin-left="0.559cm" fo:margin-right="0.596cm" fo:text-indent="-0.312cm" style:auto-text-indent="false"/>
    </style:style>
    <style:style style:name="P120" style:family="paragraph" style:parent-style-name="Standard" style:list-style-name="WWNum5">
      <style:paragraph-properties fo:margin-left="0.559cm" fo:margin-right="0.596cm" fo:text-indent="-0.312cm" style:auto-text-indent="false"/>
    </style:style>
    <style:style style:name="P121" style:family="paragraph" style:parent-style-name="Standard">
      <style:paragraph-properties fo:margin-left="1.27cm" fo:margin-right="0cm" fo:margin-top="0cm" fo:margin-bottom="0cm" fo:line-height="100%" fo:text-indent="0cm" style:auto-text-indent="false"/>
    </style:style>
    <style:style style:name="P122" style:family="paragraph" style:parent-style-name="Standard" style:list-style-name="WWNum5">
      <style:paragraph-properties fo:margin-left="0cm" fo:margin-right="0.596cm" fo:text-indent="0cm" style:auto-text-indent="false"/>
    </style:style>
    <style:style style:name="P123" style:family="paragraph" style:parent-style-name="Standard" style:list-style-name="WWNum5">
      <style:paragraph-properties fo:margin-left="0cm" fo:margin-right="0.596cm" fo:margin-top="0cm" fo:margin-bottom="0.286cm" fo:text-indent="0cm" style:auto-text-indent="false"/>
    </style:style>
    <style:style style:name="P124" style:family="paragraph" style:parent-style-name="Standard" style:list-style-name="WWNum6">
      <style:paragraph-properties fo:margin-left="-0.051cm" fo:margin-right="-0.688cm" fo:margin-top="0cm" fo:margin-bottom="0.282cm" fo:text-indent="0cm" style:auto-text-indent="false"/>
    </style:style>
    <style:style style:name="P125" style:family="paragraph" style:parent-style-name="Standard" style:list-style-name="WWNum6">
      <style:paragraph-properties fo:margin-left="-0.051cm" fo:margin-right="-0.688cm" fo:margin-top="0cm" fo:margin-bottom="0.284cm" fo:text-indent="0cm" style:auto-text-indent="false"/>
    </style:style>
    <style:style style:name="P126" style:family="paragraph" style:parent-style-name="Standard" style:list-style-name="WWNum6">
      <style:paragraph-properties fo:margin-left="0.018cm" fo:margin-right="9.657cm" fo:margin-top="0cm" fo:margin-bottom="0.222cm" fo:text-indent="-0.018cm" style:auto-text-indent="false"/>
    </style:style>
    <style:style style:name="P127" style:family="paragraph" style:parent-style-name="Standard" style:list-style-name="WWNum6">
      <style:paragraph-properties fo:margin-left="1.261cm" fo:margin-right="6.648cm" fo:margin-top="0cm" fo:margin-bottom="0.002cm" fo:text-indent="-0.018cm" style:auto-text-indent="false"/>
    </style:style>
    <style:style style:name="P128" style:family="paragraph" style:parent-style-name="Standard" style:list-style-name="WWNum6">
      <style:paragraph-properties fo:margin-left="1.261cm" fo:margin-right="6.648cm" fo:margin-top="0cm" fo:margin-bottom="0.349cm" fo:text-indent="-0.018cm" style:auto-text-indent="false"/>
    </style:style>
    <style:style style:name="P129" style:family="paragraph" style:parent-style-name="Standard" style:list-style-name="WWNum6">
      <style:paragraph-properties fo:margin-left="1.27cm" fo:margin-right="6.648cm" fo:margin-top="0cm" fo:margin-bottom="0.002cm" fo:text-indent="1.27cm" style:auto-text-indent="false"/>
    </style:style>
    <style:style style:name="P130" style:family="paragraph" style:parent-style-name="Standard" style:list-style-name="WWNum6">
      <style:paragraph-properties fo:margin-left="1.261cm" fo:margin-right="10.483cm" fo:margin-top="0cm" fo:margin-bottom="0.002cm" fo:text-indent="-0.018cm" style:auto-text-indent="false"/>
    </style:style>
    <style:style style:name="P131" style:family="paragraph" style:parent-style-name="Standard" style:list-style-name="WWNum6">
      <style:paragraph-properties fo:margin-left="1.27cm" fo:margin-right="10.483cm" fo:margin-top="0cm" fo:margin-bottom="0.002cm" fo:text-indent="1.27cm" style:auto-text-indent="false"/>
    </style:style>
    <style:style style:name="P132" style:family="paragraph" style:parent-style-name="Standard" style:list-style-name="WWNum6">
      <style:paragraph-properties fo:margin-left="2.54cm" fo:margin-right="9.091cm" fo:margin-top="0cm" fo:margin-bottom="0.002cm" fo:text-indent="0cm" style:auto-text-indent="false"/>
    </style:style>
    <style:style style:name="P133" style:family="paragraph" style:parent-style-name="Standard" style:list-style-name="WWNum6">
      <style:paragraph-properties fo:margin-left="0.018cm" fo:margin-right="9.677cm" fo:margin-top="0cm" fo:margin-bottom="0.222cm" fo:text-indent="-0.018cm" style:auto-text-indent="false"/>
    </style:style>
    <style:style style:name="P134" style:family="paragraph" style:parent-style-name="Standard" style:list-style-name="WWNum6">
      <style:paragraph-properties fo:margin-left="1.261cm" fo:margin-right="10.931cm" fo:margin-top="0cm" fo:margin-bottom="0.002cm" fo:text-indent="-0.018cm" style:auto-text-indent="false"/>
    </style:style>
    <style:style style:name="P135" style:family="paragraph" style:parent-style-name="Standard" style:list-style-name="WWNum6">
      <style:paragraph-properties fo:margin-left="1.261cm" fo:margin-right="8.456cm" fo:margin-top="0cm" fo:margin-bottom="0.282cm" fo:text-indent="-0.018cm" style:auto-text-indent="false"/>
    </style:style>
    <style:style style:name="P136" style:family="paragraph" style:parent-style-name="Standard" style:list-style-name="WWNum6">
      <style:paragraph-properties fo:margin-left="1.261cm" fo:margin-right="11.345cm" fo:margin-top="0cm" fo:margin-bottom="0.002cm" fo:line-height="174%" fo:text-indent="-0.018cm" style:auto-text-indent="false"/>
    </style:style>
    <style:style style:name="P137" style:family="paragraph" style:parent-style-name="Standard" style:list-style-name="WWNum6">
      <style:paragraph-properties fo:margin-left="2.531cm" fo:margin-right="11.345cm" fo:margin-top="0cm" fo:margin-bottom="0.002cm" fo:line-height="174%" fo:text-indent="0.009cm" style:auto-text-indent="false"/>
    </style:style>
    <style:style style:name="P138" style:family="paragraph" style:parent-style-name="Heading_20_1">
      <style:paragraph-properties fo:margin-left="0.533cm" fo:margin-right="0cm" fo:margin-top="0.423cm" fo:margin-bottom="0.044cm" fo:text-indent="-0.018cm" style:auto-text-indent="false"/>
    </style:style>
    <style:style style:name="P139" style:family="paragraph" style:parent-style-name="Heading_20_1">
      <style:paragraph-properties fo:margin-left="0.533cm" fo:margin-right="0cm" fo:margin-top="0.423cm" fo:margin-bottom="0.044cm" fo:text-indent="-0.018cm" style:auto-text-indent="false"/>
      <style:text-properties style:text-underline-style="solid" style:text-underline-width="auto" style:text-underline-color="#000000"/>
    </style:style>
    <style:style style:name="P140" style:family="paragraph" style:parent-style-name="Heading_20_1">
      <style:paragraph-properties fo:margin-left="0cm" fo:margin-right="0cm" fo:margin-top="0.423cm" fo:margin-bottom="0.044cm" fo:text-indent="0cm" style:auto-text-indent="false"/>
      <style:text-properties style:text-underline-style="solid" style:text-underline-width="auto" style:text-underline-color="#000000"/>
    </style:style>
    <style:style style:name="P141" style:family="paragraph" style:parent-style-name="Heading_20_1">
      <style:paragraph-properties fo:margin-left="0.501cm" fo:margin-right="0cm" fo:margin-top="0.423cm" fo:margin-bottom="0.044cm" fo:text-indent="0cm" style:auto-text-indent="false"/>
    </style:style>
    <style:style style:name="P142" style:family="paragraph" style:parent-style-name="Heading_20_1">
      <style:paragraph-properties fo:margin-left="0.533cm" fo:margin-right="0.275cm" fo:margin-top="0.423cm" fo:margin-bottom="0.15cm" fo:text-indent="-0.018cm" style:auto-text-indent="false"/>
    </style:style>
    <style:style style:name="P143" style:family="paragraph" style:parent-style-name="Heading_20_1">
      <style:paragraph-properties fo:margin-left="0.533cm" fo:margin-right="0.275cm" fo:text-indent="-0.018cm" style:auto-text-indent="false"/>
    </style:style>
    <style:style style:name="P144" style:family="paragraph" style:parent-style-name="Heading_20_1">
      <style:paragraph-properties fo:margin-left="0.529cm" fo:margin-right="0.28cm" fo:margin-top="0.423cm" fo:margin-bottom="0.002cm" fo:text-indent="-0.019cm" style:auto-text-indent="false" fo:break-before="page"/>
    </style:style>
    <style:style style:name="P145" style:family="paragraph" style:parent-style-name="Heading_20_1" style:list-style-name="WWNum6">
      <style:paragraph-properties fo:margin-left="0.019cm" fo:margin-right="0.28cm" fo:text-indent="-0.019cm" style:auto-text-indent="false" fo:break-before="page"/>
    </style:style>
    <style:style style:name="P146" style:family="paragraph" style:parent-style-name="Heading_20_1" style:list-style-name="WWNum6">
      <style:paragraph-properties fo:margin-left="0.018cm" fo:margin-right="0.275cm" fo:text-indent="-0.018cm" style:auto-text-indent="false"/>
    </style:style>
    <style:style style:name="P147" style:family="paragraph" style:parent-style-name="Heading_20_2">
      <style:paragraph-properties fo:margin-left="0.533cm" fo:margin-right="0cm" fo:text-indent="-0.018cm" style:auto-text-indent="false"/>
    </style:style>
    <style:style style:name="P148" style:family="paragraph" style:parent-style-name="Heading_20_2">
      <style:paragraph-properties fo:margin-left="0.529cm" fo:margin-right="0cm" fo:text-indent="-0.019cm" style:auto-text-indent="false"/>
    </style:style>
    <style:style style:name="P149" style:family="paragraph" style:parent-style-name="Heading_20_2">
      <style:paragraph-properties fo:margin-left="0.542cm" fo:margin-right="0cm" fo:margin-top="0.423cm" fo:margin-bottom="0.21cm" fo:text-indent="0cm" style:auto-text-indent="false"/>
    </style:style>
    <style:style style:name="P150" style:family="paragraph" style:parent-style-name="Heading_20_2">
      <style:paragraph-properties fo:margin-left="0.542cm" fo:margin-right="0cm" fo:margin-top="0.423cm" fo:margin-bottom="0.21cm" fo:text-indent="0cm" style:auto-text-indent="false"/>
      <style:text-properties style:text-underline-style="none"/>
    </style:style>
    <style:style style:name="P151" style:family="paragraph" style:parent-style-name="Heading_20_2" style:list-style-name="WWNum6">
      <style:paragraph-properties fo:margin-left="0.64cm" fo:margin-right="0cm" fo:margin-top="0.423cm" fo:margin-bottom="0cm" fo:text-align="center" style:justify-single-word="false" fo:text-indent="0cm" style:auto-text-indent="false"/>
    </style:style>
    <style:style style:name="T1" style:family="text">
      <style:text-properties fo:font-size="28pt" style:font-size-asian="28pt"/>
    </style:style>
    <style:style style:name="T2" style:family="text">
      <style:text-properties fo:font-size="28pt" style:text-underline-style="solid" style:text-underline-width="auto" style:text-underline-color="#000000" style:font-size-asian="28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bold"/>
    </style:style>
    <style:style style:name="T6" style:family="text">
      <style:text-properties style:text-underline-style="solid" style:text-underline-width="auto" style:text-underline-color="#000000"/>
    </style:style>
    <style:style style:name="T7" style:family="text">
      <style:text-properties fo:font-size="20pt" style:font-size-asian="20pt"/>
    </style:style>
    <style:style style:name="T8" style:family="text">
      <style:text-properties fo:font-size="20pt" style:text-underline-style="solid" style:text-underline-width="auto" style:text-underline-color="font-color" fo:font-weight="bold" style:font-size-asian="20pt" style:font-weight-asian="bold" style:font-weight-complex="bold"/>
    </style:style>
    <style:style style:name="T9" style:family="text">
      <style:text-properties fo:font-size="11pt" style:font-size-asian="11pt"/>
    </style:style>
    <style:style style:name="T10" style:family="text">
      <style:text-properties fo:font-size="11pt" style:font-size-asian="11pt" style:font-size-complex="10pt"/>
    </style:style>
    <style:style style:name="T11" style:family="text">
      <style:text-properties fo:font-size="14pt" style:font-size-asian="14pt" style:font-size-complex="8pt"/>
    </style:style>
    <style:style style:name="T12" style:family="text">
      <style:text-properties fo:font-size="14pt" fo:font-style="italic" fo:font-weight="bold" style:font-size-asian="14pt" style:font-style-asian="italic" style:font-weight-asian="bold" style:font-size-complex="8pt" style:font-style-complex="italic" style:font-weight-complex="bold"/>
    </style:style>
    <style:style style:name="T13" style:family="text">
      <style:text-properties fo:font-size="14pt" fo:font-weight="bold" style:font-size-asian="14pt" style:font-weight-asian="bold"/>
    </style:style>
    <style:style style:name="T14" style:family="text">
      <style:text-properties fo:font-size="14pt" fo:font-weight="bold" style:font-size-asian="14pt" style:font-weight-asian="bold" style:font-size-complex="8pt"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style:text-underline-style="solid" style:text-underline-width="auto" style:text-underline-color="font-color" fo:font-weight="bold" style:font-size-asian="14pt" style:font-weight-asian="bold"/>
    </style:style>
    <style:style style:name="T17" style:family="text">
      <style:text-properties fo:font-size="14pt" style:text-underline-style="solid" style:text-underline-width="auto" style:text-underline-color="#000000" fo:font-weight="bold" style:font-size-asian="14pt" style:font-weight-asian="bold"/>
    </style:style>
    <style:style style:name="T18" style:family="text">
      <style:text-properties fo:font-weight="bold" style:font-weight-asian="bold"/>
    </style:style>
    <style:style style:name="T19" style:family="text">
      <style:text-properties fo:font-weight="bold" style:font-weight-asian="bold" style:font-size-complex="12pt" style:font-weight-complex="bold"/>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style:font-size-complex="12pt"/>
    </style:style>
    <style:style style:name="T23" style:family="text">
      <style:text-properties style:font-size-complex="12pt" style:font-weight-complex="bold"/>
    </style:style>
    <style:style style:name="T24" style:family="text">
      <style:text-properties style:text-underline-style="none"/>
    </style:style>
    <style:style style:name="T25" style:family="text">
      <style:text-properties fo:color="#ff0000" fo:font-weight="bold" style:font-weight-asian="bold"/>
    </style:style>
    <style:style style:name="T26" style:family="text">
      <style:text-properties fo:color="#0563c1" style:text-underline-style="solid" style:text-underline-width="auto" style:text-underline-color="#000000" fo:font-weight="bold" style:font-weight-asian="bold"/>
    </style:style>
    <style:style style:name="T27" style:family="text">
      <style:text-properties fo:font-size="18pt" fo:font-weight="bold" style:font-size-asian="18pt" style:font-weight-asian="bold"/>
    </style:style>
    <style:style style:name="T28" style:family="text">
      <style:text-properties fo:font-size="18pt" fo:font-style="italic" style:text-underline-style="none" style:font-size-asian="18pt" style:font-style-asian="italic"/>
    </style:style>
    <style:style style:name="T29" style:family="text">
      <style:text-properties fo:font-size="10pt" style:font-size-asian="10pt"/>
    </style:style>
    <style:style style:name="T30" style:family="text">
      <style:text-properties style:text-position="super 58%" fo:font-size="18pt" fo:font-style="italic" style:text-underline-style="none" style:font-size-asian="18pt" style:font-style-asian="italic"/>
    </style:style>
    <style:style style:name="Sect1" style:family="section">
      <style:section-properties style:editable="false">
        <style:columns fo:column-count="2" fo:column-gap="0.339cm">
          <style:column style:rel-width="32767*" fo:start-indent="0cm" fo:end-indent="0.169cm"/>
          <style:column style:rel-width="32768*" fo:start-indent="0.16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MAKERWYS README version 5.131</text:span></text:p>
      <text:p text:style-name="P10"><text:span text:style-name="T7">by Pete Dowson © 2023</text:span><text:span text:style-name="T1"> </text:span></text:p>
      <text:p text:style-name="P1"><text:span text:style-name="T9"><text:s/></text:span></text:p>
      <text:p text:style-name="P3"><text:span text:style-name="T9"><text:s/></text:span></text:p>
      <text:p text:style-name="P3"><text:span text:style-name="T7">INSTRUCTIONS </text:span></text:p>
      <text:p text:style-name="P10"><text:span text:style-name="T12">First, please note that this version of MakeRunways is not suitable for use on Win7 based systems or earlier. It is also not intended for use with FS2004 (FS9) or earlier </text:span><text:span text:style-name="T11">(but see below about that)</text:span><text:span text:style-name="T12">.</text:span></text:p>
      <text:p text:style-name="P11"/>
      <text:p text:style-name="P10"><text:span text:style-name="T11">It is aimed primarily at P3D and MSFS, though will work with FSX and FSX-SE, with Win10.</text:span></text:p>
      <text:p text:style-name="P12"/>
      <text:p text:style-name="P10"><text:span text:style-name="T11">For older system setups please use </text:span><text:span text:style-name="T14">MakeRunways version 4.70</text:span><text:span text:style-name="T11">, available in </text:span><text:span text:style-name="T14">Download Links – Useful Additional Programs</text:span><text:span text:style-name="T11">, on the FSUIPC support Forum.</text:span></text:p>
      <text:list xml:id="list7709771980204333846" text:style-name="Outline">
        <text:list-item>
          <text:h text:style-name="P139" text:outline-level="1"/>
        </text:list-item>
        <text:list-item>
          <text:h text:style-name="P138" text:outline-level="1"><text:span text:style-name="T6">For: Microsoft Flight Simulator (“MSFS”)</text:span></text:h>
        </text:list-item>
      </text:list>
      <text:p text:style-name="Standard"/>
      <text:p text:style-name="P4"><text:span text:style-name="T22">Create a folder for MakeRunways, wherever you like on your PC. <text:s/>Place MakeRunways.exe into that folder, then right-click on it, select Properties – Compatibiliy – Run as administrator. (That way you won’t need to specify “run as administrator” each time you run it).</text:span></text:p>
      <text:p text:style-name="P4"><text:span text:style-name="T22">You do not need the Lorby-Si program </text:span><text:span text:style-name="T18">LorbySceneryExport </text:span><text:span text:style-name="T21">for MSFS operation.</text:span></text:p>
      <text:p text:style-name="P4"><text:span text:style-name="T22">Then all you need to do is run the EXE (i.e. double click on it, or make a shortcut for your desktop). For MS-Store and Steam installs of MSFS, it will find your scenery files and extract the data for its files. <text:s/>Hopefully, it will also do this for DVD installations, though this has not been tested at time of writing.</text:span></text:p>
      <text:p text:style-name="P4"><text:span text:style-name="T22">Note that it will take over10 minutes to complete – there is a lot of data to scan! All the files with be generated in the MakeRunways folder you run the program from. One of the files it generates (for MSFS only) is </text:span><text:span text:style-name="T19">SceneryList.txt</text:span><text:span text:style-name="T22">, which simply lists the scenery folders being scanned in the order they will be scanned in (with a layer number), along with a note as to whether each is </text:span><text:span text:style-name="T19">Active </text:span><text:span text:style-name="T22">or </text:span><text:span text:style-name="T19">disabled</text:span><text:span text:style-name="T22">.</text:span></text:p>
      <text:p text:style-name="P4"><text:span text:style-name="T22">The pathnames for the sceneries there are partial – the owning folder is shown only once, in the first lines. <text:s/>Concatenating that with the individual path with give the complete path, but this may be too long for Windows to accept. In the generated Runways.xml file the path given is the full one, preceded by \\?\ which is supposed to make Windows accept it as a long path – but note that this doesn’t seem to work for all Windows functions.</text:span></text:p>
      <text:p text:style-name="P4"><text:soft-page-break/><text:span text:style-name="T19">NOTE</text:span><text:span text:style-name="T22"> that many third-party airports installed via the MS Store are encrypted, and may be hidden so that MakeRwys cannot even see the BGL files which contain the data it normally extracts. Therefore the data provided by MakeRwys will, in these cases tend to be that of the default (“fs-base”) scenery. This problem does not seem to apply to Community add-ons.</text:span></text:p>
      <text:p text:style-name="P5"><text:span text:style-name="T22">Thanks go to Matt Johnson on fsDeveloper.com for his invaluable help in sussing out the many changes in the BGL format and encoding since FSX days. This version of my program would still be months away from being released without that help.</text:span></text:p>
      <text:list xml:id="list37517054" text:continue-numbering="true" text:style-name="Outline">
        <text:list-item>
          <text:h text:style-name="P140" text:outline-level="1"/>
        </text:list-item>
        <text:list-item>
          <text:h text:style-name="P141" text:outline-level="1"><text:span text:style-name="T6">For: FSX, FSX-SE, Prepar3D v1 to Prepar3D v6 inclusive</text:span> </text:h>
        </text:list-item>
      </text:list>
      <text:p text:style-name="P4"><text:span text:style-name="T9"><text:s/></text:span></text:p>
      <text:p text:style-name="P15">Place the EXE into the relevant main FS folder. For FSX Steam Edition this will be in the Steam folder, under "steamapps\common". </text:p>
      <text:p text:style-name="P15">For Prepar3D versions 3 -- 6 see the additional notes just below, before: </text:p>
      <text:p text:style-name="P16">Double click on the MakeRwys.exe file to execute it. The data files will be extracted and placed in that folder. A full log of its actions will be created, called “runways.txt”. </text:p>
      <text:p text:style-name="P17">MakeRunways will find the correct Scenery.CFG file automatically, based on the EXE name it finds there and its version number. </text:p>
      <text:p text:style-name="P6"><text:span text:style-name="T13"><text:s/></text:span></text:p>
      <text:list xml:id="list37525188" text:continue-numbering="true" text:style-name="Outline">
        <text:list-item>
          <text:list>
            <text:list-item>
              <text:h text:style-name="P147" text:outline-level="2">NOTE for Prepar3D versions 3, <text:s/>4, 5 and 6<text:span text:style-name="T24"> </text:span></text:h>
            </text:list-item>
          </text:list>
        </text:list-item>
      </text:list>
      <text:p text:style-name="P15">Those Prepar3D version 3, 4, 5 and 6 scenery installs abiding by the new L-M system for addons will NOT be seen by MakeRunways unless you copy the <text:span text:style-name="T18">LorbySceneryExport </text:span>program from the ZIP into the Prepar3D folder, to sit beside MakeRwys.exe. </text:p>
      <text:p text:style-name="P15">MakeRunways will then automatically use the Lorby program to create a file called <text:span text:style-name="T18">MakeRwys_Scenery.cfg</text:span> in your P3D3/4/5/6 folder. This then lists it ALL of the scenery layers with correct layering. MakeRunways will use that file instead of the original. </text:p>
      <text:p text:style-name="P31"><text:span text:style-name="T25">NOTE that you should run MakeRunways “as administrator”. This is especially true on Win10. The best way is to mark it needing admin privileges in its (or its shortcut) “Properties – Compatibility” settings (right click on the EXE or the shortcut). </text:span></text:p>
      <text:p text:style-name="P16">The special CFG file will be left in the main P3D folder for your own reference to the priority ordering of your scenery, something difficult to do from all the XML files. </text:p>
      <text:p text:style-name="P18">For P3Dv4 amd above, if you want to use the other excellent facilities provided, get the full </text:p>
      <text:p text:style-name="P16">AddonOrganizer for P3D from <text:a xlink:type="simple" xlink:href="http://lorby-SI.weebly.com/downloads.html" text:style-name="Internet_20_link" text:visited-style-name="Visited_20_Internet_20_Link"><text:span text:style-name="T26">http://lorby-SI.weebly.com/downloads.html</text:span></text:a><text:span text:style-name="T18">. </text:span>But only the included program is used by MakeRwys. </text:p>
      <text:p text:style-name="P19">Thanks go to <text:span text:style-name="T18">Lorby-SI</text:span> for the use of these programs, and for making them Freeware! </text:p>
      <text:list xml:id="list37529801" text:continue-numbering="true" text:style-name="Outline">
        <text:list-item>
          <text:h text:style-name="P139" text:outline-level="1"><text:soft-page-break/></text:h>
        </text:list-item>
        <text:list-item>
          <text:h text:style-name="P138" text:outline-level="1"><text:span text:style-name="T6">For: FS2000, FS2002, FS2004</text:span> </text:h>
        </text:list-item>
      </text:list>
      <text:p text:style-name="P7"><text:span text:style-name="T9"><text:s/></text:span></text:p>
      <text:p text:style-name="P16"><text:span text:style-name="T20">Please see the note at the start of this document: you may need to use MakeRunways version 4.70 for these versions of Flight Sim. The current version may be okay but you would need to be running on Windows 10.</text:span></text:p>
      <text:p text:style-name="P16">Place the EXE into your main FS folder where the SCENERY.CFG file is located. </text:p>
      <text:p text:style-name="P20">Double click on it to execute it. The data files will be extracted and placed in that folder. A full log of its actions will be created, called “runways.txt”. </text:p>
      <text:p text:style-name="P19"/>
      <text:p text:style-name="P8"><text:span text:style-name="T7"><text:s/></text:span></text:p>
      <text:p text:style-name="P32"><text:span text:style-name="T8">LIST OF FILES PRODUCED </text:span></text:p>
      <text:p text:style-name="P1"><text:s/></text:p>
      <text:p text:style-name="P33">The files produced by MakeRwys.exe are:</text:p>
      <text:p text:style-name="P33"/>
      <text:p text:style-name="P33"><text:span text:style-name="T17">Runways.txt</text:span><text:span text:style-name="T13"> </text:span></text:p>
      <text:p text:style-name="P21">This is a text file showing the data analysed by the program in readable format. Use this to check on things when something odd seems to happen. you can find conflicting or overriding sceneries and so on this way. However, be warned. The file will typically grow to over 10 megabytes. You need to view it with a text editor capable of dealing easily with large files. </text:p>
      <text:p text:style-name="P14"/>
      <text:p text:style-name="P13"><text:span text:style-name="T17">Runways.xml</text:span><text:span text:style-name="T13"> </text:span></text:p>
      <text:p text:style-name="P22">An XML file providing a database of airports and their runways. <text:s/>(For MSFS lease see the note above regarding the filepaths provided in this file).</text:p>
      <text:p text:style-name="P14"/>
      <text:p text:style-name="P13"><text:span text:style-name="T17">FStarRC.rws</text:span><text:span text:style-name="T13"> </text:span></text:p>
      <text:p text:style-name="P22">This is a binary runways database used by my FStarRC program. </text:p>
      <text:list xml:id="list37543024" text:continue-numbering="true" text:style-name="Outline">
        <text:list-item>
          <text:list>
            <text:list-item>
              <text:h text:style-name="P148" text:outline-level="2"/>
            </text:list-item>
            <text:list-item>
              <text:h text:style-name="P148" text:outline-level="2">Airports.fsm<text:span text:style-name="T24"> </text:span></text:h>
            </text:list-item>
          </text:list>
        </text:list-item>
      </text:list>
      <text:p text:style-name="P34">This is a binary airports database used by FS_Meteo, at present after re-naming to "Runways.rws".</text:p>
      <text:p text:style-name="P35"/>
      <text:p text:style-name="P34"><text:span text:style-name="T17">Runways.csv</text:span><text:span text:style-name="T13"> </text:span></text:p>
      <text:p text:style-name="P23"><text:soft-page-break/>This is a comma-separated text database of all the runways, sorted, <text:s/>and it is in the particular format used by Radar Contact (all versionsup until the change to the following: <text:span text:style-name="T17">R4.csv</text:span><text:span text:style-name="T13"> </text:span></text:p>
      <text:p text:style-name="P18">This is the same as the previous CSV file, but includes additional runway data added at the end of each line. This is used in Radar Contact 4 (before RC4.3) for more precise ATC operations. </text:p>
      <text:list xml:id="list37522251" text:continue-numbering="true" text:style-name="Outline">
        <text:list-item>
          <text:list>
            <text:list-item>
              <text:h text:style-name="P147" text:outline-level="2"/>
            </text:list-item>
            <text:list-item>
              <text:h text:style-name="P147" text:outline-level="2">R5.csv<text:span text:style-name="T24"> </text:span></text:h>
            </text:list-item>
          </text:list>
        </text:list-item>
      </text:list>
      <text:p text:style-name="P36">This is the same as R4.csv but with runway closure indicators in an extra two fields - CL closed for landing and/or CT closed for take-off. This file is used by RCV4.3 and RC5. <text:span text:style-name="T17">R5.bin</text:span><text:span text:style-name="T13"> </text:span></text:p>
      <text:p text:style-name="P37">This is a binary version of the R5.csv file, with some extra fields. Details of the format are given below. </text:p>
      <text:p text:style-name="P38"/>
      <text:p text:style-name="P37"><text:span text:style-name="T17">G5.csv</text:span><text:span text:style-name="T13"> </text:span></text:p>
      <text:p text:style-name="P39">This contains information about Gates, Ramps, Parking places, along with airline lists where specified. It is used by later versions of Radar contact. <text:span text:style-name="T17">T5.csv</text:span><text:span text:style-name="T13"> </text:span></text:p>
      <text:p text:style-name="P40">This contains details of all taxi paths. It is used by later versions of Radar contact. <text:span text:style-name="T17">T5.bin</text:span><text:span text:style-name="T13"> </text:span></text:p>
      <text:p text:style-name="P41">This is a binary version of the T5.csv file. Details of the format are given below.</text:p>
      <text:p text:style-name="P41"/>
      <text:p text:style-name="P41"><text:span text:style-name="T17">F5.csv</text:span><text:span text:style-name="T16"> and F5x.csv</text:span></text:p>
      <text:p text:style-name="P42">These both list all COM frequencies and associated names, including the airport name. The F5 file contains 25kHz frequencies, converted from 8.33 ones where necessary. F5x contains the full <text:s/>xxx.xxx frequency including any 8.33 specific frequencies.</text:p>
      <text:p text:style-name="P43"/>
      <text:p text:style-name="P42"><text:span text:style-name="T17">F4.csv and F4x.csv</text:span></text:p>
      <text:p text:style-name="P15">These both list all COM frequencies and associated names, including the airport name. <text:s/>Note that if you want to use this with RC4 you must copy it to the Radar Contact 'data' subfolder. Make a safe copy of your original F4.CSV file first (I usually just rename it "f4orig.csv"). </text:p>
      <text:p text:style-name="P42">The F4 file contains 25kHz frequencies, converted from 8.33 ones where necessary. F4x contains the full <text:s/>xxx.xxx frequency including any 8.33 specific frequencies.</text:p>
      <text:p text:style-name="P15">Note that MakeRwys matches frequencies as best it can, with the following extra "fiddles" to ensure a good range of frequencies: </text:p>
      <text:list xml:id="list877133963629734276" text:style-name="WWNum1">
        <text:list-item>
          <text:p text:style-name="P44">Clearance Delivery is preferably met by FS type 14 "CD", but else is <text:s/>met by type 7 "CLEARANCE". </text:p>
        </text:list-item>
        <text:list-item>
          <text:p text:style-name="P44">Multicom is met by FS type 2 "MULTICOM", but failing that by type 4 "CTAF". </text:p>
        </text:list-item>
        <text:list-item>
          <text:p text:style-name="P44">Approach is from FS type 8 "APPROACH", but failing that from a second Type 9 "DEPARTURE" if there are more than one of the latter. </text:p>
        </text:list-item>
        <text:list-item>
          <text:p text:style-name="P45">Departure is from FS type 9 "DEPARTURE", but failing that from a second Type 8 "ARRIVAL" if there are more than one of the latter. </text:p>
        </text:list-item>
      </text:list>
      <text:p text:style-name="P22"><text:soft-page-break/>Centre, FSS, AWOS and ASOS frequencies aren't used for this file. </text:p>
      <text:list xml:id="list37538935" text:continue-list="list37522251" text:style-name="Outline">
        <text:list-item>
          <text:list>
            <text:list-item>
              <text:h text:style-name="P147" text:outline-level="2"/>
            </text:list-item>
            <text:list-item>
              <text:h text:style-name="P147" text:outline-level="2">Helipads.csv<text:span text:style-name="T24"> </text:span></text:h>
            </text:list-item>
          </text:list>
        </text:list-item>
      </text:list>
      <text:p text:style-name="P16">This is a list of all the Helipads found, sorted into ascending ICAO order. Details of the fields are given below. </text:p>
      <text:p text:style-name="P1"><text:s/></text:p>
      <text:p text:style-name="P46"/>
      <text:p text:style-name="P9"><text:s/></text:p>
      <text:list xml:id="list37543471" text:continue-numbering="true" text:style-name="Outline">
        <text:list-item>
          <text:h text:style-name="P142" text:outline-level="1">IMPORTANT NOTES ABOUT RUNWAY INCLUSION </text:h>
        </text:list-item>
      </text:list>
      <text:p text:style-name="P1"><text:span text:style-name="T13"><text:s/></text:span></text:p>
      <text:list xml:id="list37531148" text:continue-numbering="true" text:style-name="Outline">
        <text:list-item>
          <text:list>
            <text:list-item>
              <text:h text:style-name="P147" text:outline-level="2"/>
            </text:list-item>
            <text:list-item>
              <text:h text:style-name="P147" text:outline-level="2">RUNWAYS MUST HAVE “Start Positions”<text:span text:style-name="T24"> </text:span></text:h>
            </text:list-item>
          </text:list>
        </text:list-item>
      </text:list>
      <text:p text:style-name="P16">Runways are only included in any of the files (except for being logged in the Runways.txt file) </text:p>
      <text:p text:style-name="P16">if they are equipped with defined thresholds, or "start positions". Without those they may as well be omitted because the files then won't serve their purpose of assisting programs locateand land aircraft. </text:p>
      <text:p text:style-name="P22">The whole data structure within MakeRunways, from which it produces these files, is predicated on this assumption. </text:p>
      <text:list xml:id="list37544282" text:continue-numbering="true" text:style-name="Outline">
        <text:list-item>
          <text:list>
            <text:list-item>
              <text:h text:style-name="P147" text:outline-level="2"/>
            </text:list-item>
            <text:list-item>
              <text:h text:style-name="P147" text:outline-level="2">MINIMUM RUNWAY LENGTH<text:span text:style-name="T24"> </text:span></text:h>
            </text:list-item>
          </text:list>
        </text:list-item>
      </text:list>
      <text:p text:style-name="P15">By default MakeRunways imposes a minimum runway length of 1500 feet, otherwise runways are omitted from the data files. This is to eliminate so-called "ghost" runways being included -- very small runways provided only to allow AI Traffic to be directed better for landings and takeoffs. </text:p>
      <text:p text:style-name="P15">If necessary you can override this value. Just use a command line parameter in the form: </text:p>
      <text:p text:style-name="P50">/&gt;n where n gives the number of feet to be considered the maximum for exclusion. Take care not to make this too small for fear of including those "ghosts", but if you really do want to see all, you can set /&gt;0. </text:p>
      <text:list xml:id="list37521650" text:continue-numbering="true" text:style-name="Outline">
        <text:list-item>
          <text:list>
            <text:list-item>
              <text:h text:style-name="P147" text:outline-level="2"/>
            </text:list-item>
            <text:list-item>
              <text:h text:style-name="P147" text:outline-level="2">WATER RUNWAYS<text:span text:style-name="T24"> </text:span></text:h>
            </text:list-item>
          </text:list>
        </text:list-item>
      </text:list>
      <text:p text:style-name="P15">The runway lists will normally not contain any water runways. If you need these included just add this command line parameter: </text:p>
      <text:p text:style-name="P51"><text:span text:style-name="T9"><text:tab/></text:span> <text:tab/>/Water </text:p>
      <text:p text:style-name="P16">If you want files containing ONLY water runways use </text:p>
      <text:p text:style-name="P77"><text:soft-page-break/><text:tab/><text:tab/>/WaterOnly <text:s/></text:p>
      <text:list xml:id="list37523221" text:continue-numbering="true" text:style-name="Outline">
        <text:list-item>
          <text:list>
            <text:list-item>
              <text:h text:style-name="P147" text:outline-level="2"/>
            </text:list-item>
            <text:list-item>
              <text:h text:style-name="P147" text:outline-level="2">FLAGGING JETWAYS<text:span text:style-name="T24"> </text:span></text:h>
            </text:list-item>
          </text:list>
        </text:list-item>
      </text:list>
      <text:p text:style-name="P16">Since version 4.85 there is an option to flag those gates with Jetways defined in Airport Facilities Data bgl files. The flag is simply “Jetway” in an extra field in the G5.csv file. See the format details below. Enable this option by: </text:p>
      <text:p text:style-name="P52"><text:span text:style-name="T9"><text:tab/></text:span> <text:tab/>/Jetway </text:p>
      <text:p text:style-name="P15">on the command line. </text:p>
      <text:p text:style-name="P78"><text:s/></text:p>
      <text:p text:style-name="P46"/>
      <text:list xml:id="list37519770" text:continue-numbering="true" text:style-name="Outline">
        <text:list-item>
          <text:h text:style-name="P143" text:outline-level="1"/>
        </text:list-item>
        <text:list-item>
          <text:h text:style-name="P143" text:outline-level="1"/>
        </text:list-item>
        <text:list-item>
          <text:h text:style-name="P143" text:outline-level="1">UPDATING RADAR CONTACT's TRANSITION ALTITUDES FILE </text:h>
        </text:list-item>
      </text:list>
      <text:p text:style-name="P16">If you are a user of Aivlasoft's EFB program for FSX/P3D, then part of the updated data you will have is a file with the correct Transition Altitudes for most airports in the world. MakeRunways can now automatically use that file to update Radar Contact's list too. </text:p>
      <text:p text:style-name="P18">In order to do this, you must copy RC's "M4.CSV" file into the root FS folder, next to </text:p>
      <text:p text:style-name="P16">MakeRunways. Don't worry about EFB -- if that is correctly installed then MakeRunways will find it. </text:p>
      <text:p text:style-name="P79">To tell MakeRunways to update M4.CSV add a command line parameter: /+T </text:p>
      <text:p text:style-name="P16">(It is “T” for “Transition Altitude”). </text:p>
      <text:p text:style-name="P15">When MakeRunways has finished simply copy the M4.CSV file back into RC's Data folder. </text:p>
      <text:p text:style-name="P1"><text:s/></text:p>
      <text:p text:style-name="P47"/>
      <text:list xml:id="list37513263" text:continue-numbering="true" text:style-name="Outline">
        <text:list-item>
          <text:h text:style-name="P143" text:outline-level="1">GATES FOR AIRLINE FILE </text:h>
        </text:list-item>
      </text:list>
      <text:p text:style-name="P80">There is also an optional file, listing all the Gates for a specifically selected airline. To obtain this for your preferred airline, run MakeRwys.exe with a command line parameter such as (e.g.) <text:s/><text:span text:style-name="T9"><text:tab/></text:span> <text:tab/>/BAW </text:p>
      <text:p text:style-name="P15">for the airline code BAW (British Airways). </text:p>
      <text:p text:style-name="P15">If you are also using the /&gt;n and/or /+T parameters, those must come first. </text:p>
      <text:p text:style-name="P15">The gates are listed in sorted order of Airport, but not of Gate name or number -- the Gates are in their scenery file order. The file produced will be an ordinary text file named &lt;airline code&gt; Gates.txt. e.g. </text:p>
      <text:p text:style-name="P81">BAW Gates.txt</text:p>
      <text:p text:style-name="P82"><text:soft-page-break/>in the above case. </text:p>
      <text:p text:style-name="P1"><text:s/></text:p>
      <text:p text:style-name="P48"/>
      <text:list xml:id="list37540660" text:continue-numbering="true" text:style-name="Outline">
        <text:list-item>
          <text:h text:style-name="P143" text:outline-level="1">ASSUME “MakeRwys_Scenery.cfg” FILE ALREADY GENERATED </text:h>
        </text:list-item>
      </text:list>
      <text:p text:style-name="P83"><text:span text:style-name="T9">Programs other than AddonOrganizer may pre-generate this CFG file (SimStarterNG for example). To prevent AddonOrganizer being called upon to do it again, or to simply assume it isn’t needed, use this command line option: </text:span></text:p>
      <text:p text:style-name="P54"><text:span text:style-name="T9"><text:tab/> <text:tab/>/SSNG </text:span></text:p>
      <text:p text:style-name="P55"/>
      <text:p text:style-name="P54"/>
      <text:p text:style-name="P46"/>
      <text:list xml:id="list37513808" text:continue-numbering="true" text:style-name="Outline">
        <text:list-item>
          <text:h text:style-name="P144" text:outline-level="1"><text:span text:style-name="T3">VALUES PROVIDED IN EACH CSV FILE </text:span></text:h>
        </text:list-item>
      </text:list>
      <text:p text:style-name="P24"><text:span text:style-name="T18">Note</text:span>: Values marked with * have extra formatting detail described in the Notes below. </text:p>
      <text:p text:style-name="P84"/>
      <text:p text:style-name="P85"><text:span text:style-name="T13">RUNWAYS.CSV </text:span>(ORIGINAL RUNWAYS FILE -- for very old versions of RC):<text:span text:style-name="T27"> </text:span>ICAO, Rwy*, Latitude*, Longitude*, Altitude*, HeadingMag, Length*, ILSfreq* <text:span text:style-name="T13">R4.CSV </text:span>(RUNWAYS FILE for RCV4, until 4.3): </text:p>
      <text:p text:style-name="P86">ICAO, Rwy*, Latitude*, Longitude*, Altitude*, HeadingMag, Length*, ILSfreq*, Width*, MagVar, CentreLatitude, CentreLongitude, ThresholdOffset* <text:span text:style-name="T13">R5.CSV</text:span> (RUNWAYS FILE for RCV5): </text:p>
      <text:p text:style-name="P25">ICAO, Rwy*, Latitude*, Longitude*, Altitude*, HeadingMag, Length*, ILSfreqFlags*, Width*, MagVar, CentreLatitude, CentreLongitude, ThresholdOffset*,Status* </text:p>
      <text:p text:style-name="P26"><text:span text:style-name="T13">R5.BIN</text:span> see below </text:p>
      <text:p text:style-name="P87"><text:span text:style-name="T13">RUNWAYS.XML</text:span> (Airports and runways for "It's Your Plane") </text:p>
      <text:p text:style-name="P15">For each Airport: </text:p>
      <text:p text:style-name="P91">ICAO id, ICAOName, City, Longitude, Latitude, Altitude (feet), MagVar, Source BGL filepath, Scenery layer title. </text:p>
      <text:p text:style-name="P16">And, within each Airport section, for each runway, all this, as available: </text:p>
      <text:p text:style-name="P92">Runway id, Len (feet), Hdg (Magnetic: add MagVar for True), Def (surface), ILSFreq </text:p>
      <text:p text:style-name="P92">(nnn.nn), ILSHdg (Mag), <text:s/>ILSid, ILSslope, Lat and Lon of threshold/start, Lat and Lon of </text:p>
      <text:p text:style-name="P92">FS's "Start" point (which may be to the side of the runway), ClosedLanding (TRUE or </text:p>
      <text:p text:style-name="P92">FALSE) and ClosedTakeoff (TRUE or FALSE), EndLights (NONE, LOW, MEDIUM or </text:p>
      <text:p text:style-name="P93">HIGH), CenterLights (NONE, LOW, MEDIUM or HIGH), CenterRed (TRUE or FALSE), Threshold offset, ILS name (first 31 chars only), VASI lights, VASI values (X/Z/Spacing/Pitch), Approach lights, Pattern direction and altitude. </text:p>
      <text:p text:style-name="P88"><text:span text:style-name="T13">G5.CSV</text:span> (GATES for RCV5): </text:p>
      <text:p text:style-name="P16">Without the /Jetway command line option: </text:p>
      <text:p text:style-name="P94">ICAO, GateName*, GateNumber, Latitude, Longitude, Radius*, HeadingTrue, GateType*, AirlineCodeList ... </text:p>
      <text:p text:style-name="P16">With the /Jetway command line option there is an extra field between the GateType and the AirlineCodeList (if one is present). The field is either empty, or contains the word “Jetway”. </text:p>
      <text:p text:style-name="P1"><text:s/></text:p>
      <text:p text:style-name="P27"><text:span text:style-name="T13">F5.CSV</text:span><text:span text:style-name="T15"> and F5x.CSV </text:span>(COMMS FREQUENCIES) </text:p>
      <text:p text:style-name="P15">ICAO, CommsType*, Frequency, "name of facility" </text:p>
      <text:p text:style-name="P28">(if possible, also with an entry for Airport Name with CommsType=0 and Frequency=0) </text:p>
      <text:p text:style-name="P89"><text:soft-page-break/><text:span text:style-name="T13">F4. CSV</text:span><text:span text:style-name="T15"> and F4x.CSV</text:span> (COMMS FREQUENCIES) </text:p>
      <text:p text:style-name="P90">ICAO, Airport Name, ATISfreq, CDfreq, GroundFreq, TowerFreq, UnicomFreq, MulticomFreq, ApproachFreq, DepartureFreq <text:s/></text:p>
      <text:p text:style-name="P27"><text:span text:style-name="T13">T5.CSV</text:span> (TAXIWAYS for RCV5): </text:p>
      <text:p text:style-name="P15">ICAO,TaxiwayName,MinimumWidthMetres,PointList ... </text:p>
      <text:p text:style-name="P29">where PointList is a sequence of: Latitude,Longitude,TaxiType*,WidthMetres </text:p>
      <text:p text:style-name="P30"><text:span text:style-name="T13">T5.BIN</text:span> see below </text:p>
      <text:list xml:id="list37535537" text:continue-numbering="true" text:style-name="Outline">
        <text:list-item>
          <text:list>
            <text:list-item>
              <text:h text:style-name="P150" text:outline-level="2"/>
            </text:list-item>
            <text:list-item>
              <text:h text:style-name="P149" text:outline-level="2"><text:span text:style-name="T24">HELIPADS.CSV </text:span></text:h>
            </text:list-item>
          </text:list>
        </text:list-item>
      </text:list>
      <text:p text:style-name="P15">ICAO, Latitude, Longitude, Altitude(ft), HeadingTrue, Length(ft), Width(ft), SurfaceType*, Flags* </text:p>
      <text:p text:style-name="P1"><text:s/></text:p>
      <text:p text:style-name="P49"/>
      <text:p text:style-name="P9"><text:s/></text:p>
      <text:list xml:id="list37538271" text:continue-numbering="true" text:style-name="Outline">
        <text:list-item>
          <text:h text:style-name="P143" text:outline-level="1">DEFINITION OF VALUE FORMATS </text:h>
        </text:list-item>
      </text:list>
      <text:p text:style-name="P18"><text:span text:style-name="T18">Surface type</text:span> is a number 0-23, see list below. </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5"><text:span text:style-name="T29">Concrete </text:span></text:p>
            <text:p text:style-name="P96"><text:span text:style-name="T29"><text:s/><text:tab/>Grass <text:tab/> <text:s/><text:tab/>Water <text:tab/> </text:span></text:p>
            <text:p text:style-name="P57"><text:span text:style-name="T29"><text:s/><text:tab/>(Unknown) </text:span></text:p>
            <text:p text:style-name="P65"><text:span text:style-name="T29"><text:s/><text:tab/> <text:s text:c="4"/>Asphalt <text:s text:c="6"/>4 </text:span></text:p>
            <text:p text:style-name="P66"><text:span text:style-name="T29"><text:s/><text:tab/>(Unknown) </text:span></text:p>
            <text:p text:style-name="P66"><text:span text:style-name="T29"><text:s/><text:tab/>(Unknown) </text:span></text:p>
            <text:p text:style-name="P97"><text:span text:style-name="T29"><text:s/><text:tab/>Clay <text:tab/> <text:s/><text:tab/>Snow <text:tab/> <text:s/><text:tab/>Ice <text:tab/> </text:span></text:p>
            <text:p text:style-name="P66"><text:span text:style-name="T29"><text:s/><text:tab/>(Unknown) </text:span></text:p>
            <text:p text:style-name="P57"><text:span text:style-name="T29"><text:s/><text:tab/>(Unknown) </text:span></text:p>
          </table:table-cell>
          <table:table-cell table:style-name="Table1.A1" office:value-type="string">
            <text:p text:style-name="P64"><text:span text:style-name="T29">0 </text:span></text:p>
            <text:p text:style-name="P64"><text:span text:style-name="T29">1 </text:span></text:p>
            <text:p text:style-name="P64"><text:span text:style-name="T29">2 </text:span></text:p>
            <text:p text:style-name="P98"><text:span text:style-name="T29">3 </text:span></text:p>
            <text:p text:style-name="P99"><text:span text:style-name="T29">5 </text:span></text:p>
            <text:p text:style-name="P99"><text:span text:style-name="T29">6 </text:span></text:p>
            <text:p text:style-name="P56"><text:span text:style-name="T29">7 </text:span></text:p>
            <text:p text:style-name="P99"><text:span text:style-name="T29">8 </text:span></text:p>
            <text:p text:style-name="P64"><text:span text:style-name="T29">9 </text:span></text:p>
            <text:p text:style-name="P99"><text:span text:style-name="T29">10 </text:span></text:p>
            <text:p text:style-name="P101"><text:span text:style-name="T29">11 </text:span></text:p>
          </table:table-cell>
          <table:table-cell table:style-name="Table1.A1" office:value-type="string">
            <text:p text:style-name="P64"><text:span text:style-name="T29"><text:s/></text:span></text:p>
            <text:p text:style-name="P64"><text:span text:style-name="T29"><text:s/></text:span></text:p>
            <text:p text:style-name="P64"><text:span text:style-name="T29"><text:s/></text:span></text:p>
            <text:p text:style-name="P56"><text:span text:style-name="T29"><text:s/></text:span></text:p>
            <text:p text:style-name="P64"><text:span text:style-name="T29"><text:s/></text:span></text:p>
            <text:p text:style-name="P64"><text:span text:style-name="T29"><text:s/></text:span></text:p>
            <text:p text:style-name="P64"><text:span text:style-name="T29"><text:s/></text:span></text:p>
            <text:p text:style-name="P56"><text:span text:style-name="T29"><text:s/></text:span></text:p>
            <text:p text:style-name="P64"><text:span text:style-name="T29"><text:s/></text:span></text:p>
            <text:p text:style-name="P64"><text:span text:style-name="T29"><text:s/></text:span></text:p>
            <text:p text:style-name="P56"><text:span text:style-name="T29"><text:s/></text:span></text:p>
            <text:p text:style-name="P56"><text:span text:style-name="T29"><text:s/></text:span></text:p>
          </table:table-cell>
          <table:table-cell table:style-name="Table1.A1" office:value-type="string">
            <text:p text:style-name="P102"><text:span text:style-name="T29">Dirt <text:tab/> Coral <text:tab/> Gravel <text:tab/> </text:span></text:p>
            <text:p text:style-name="P56"><text:span text:style-name="T29">Oil-treated </text:span></text:p>
            <text:p text:style-name="P67"><text:span text:style-name="T29">Mats <text:tab/> </text:span></text:p>
            <text:p text:style-name="P64"><text:span text:style-name="T29">Bituminous </text:span></text:p>
            <text:p text:style-name="P68"><text:span text:style-name="T29">Brick <text:tab/> </text:span></text:p>
            <text:p text:style-name="P56"><text:span text:style-name="T29">Macadam </text:span></text:p>
            <text:p text:style-name="P67"><text:span text:style-name="T29">Planks <text:tab/> </text:span></text:p>
            <text:p text:style-name="P103"><text:span text:style-name="T29">Sand <text:tab/> Shale <text:tab/> </text:span></text:p>
            <text:p text:style-name="P56"><text:span text:style-name="T29">Tarmac <text:s text:c="13"/>23 </text:span></text:p>
          </table:table-cell>
          <table:table-cell table:style-name="Table1.A1" office:value-type="string">
            <text:p text:style-name="P69"><text:span text:style-name="T29">12 </text:span></text:p>
            <text:p text:style-name="P69"><text:span text:style-name="T29">13 </text:span></text:p>
            <text:p text:style-name="P69"><text:span text:style-name="T29">14 </text:span></text:p>
            <text:p text:style-name="P64"><text:span text:style-name="T29">15 16 17 </text:span></text:p>
            <text:p text:style-name="P100"><text:span text:style-name="T29">18 </text:span></text:p>
            <text:p text:style-name="P58"><text:span text:style-name="T29">19 </text:span></text:p>
            <text:p text:style-name="P56"><text:span text:style-name="T29">20 21 </text:span></text:p>
            <text:p text:style-name="P58"><text:span text:style-name="T29">22</text:span><text:soft-page-break/><text:span text:style-name="T29"> </text:span></text:p>
          </table:table-cell>
        </table:table-row>
      </table:table>
      <text:p text:style-name="P105"><text:span text:style-name="T18">Flags</text:span> is a numerical value made up of one of these "types": </text:p>
      <text:p text:style-name="P74"><text:span text:style-name="T9"><text:tab/></text:span>NONE <text:s/><text:tab/>0 </text:p>
      <text:p text:style-name="P75"><text:span text:style-name="T9"><text:tab/></text:span>H <text:tab/> <text:tab/>1 </text:p>
      <text:p text:style-name="P109">SQUARE <text:tab/>2</text:p>
      <text:p text:style-name="P109">CIRCLE <text:s/><text:tab/>3 </text:p>
      <text:p text:style-name="P53"><text:span text:style-name="T9"><text:tab/></text:span>MEDICAL <text:tab/>4 </text:p>
      <text:p text:style-name="P107">plus optionally 16 for "Transparent" and/or 32 for "Closed". <text:s/></text:p>
      <text:p text:style-name="P107"/>
      <text:p text:style-name="P110"><text:span text:style-name="T18">Rwy</text:span> is nnn for runway number, then 0, 1=L, 2=R, 3=C, 4=W (water) </text:p>
      <text:p text:style-name="P108">Runways designated N, NE, etc are denoted by runway numbers over 36, as follows: </text:p>
      <text:list xml:id="list3619154941466043969" text:style-name="WWNum2">
        <text:list-item>
          <text:p text:style-name="P111">= <text:s/>N-S </text:p>
        </text:list-item>
        <text:list-item>
          <text:p text:style-name="P111">= <text:s/>E-W </text:p>
        </text:list-item>
        <text:list-item>
          <text:p text:style-name="P111">= <text:s/>NW-SE </text:p>
        </text:list-item>
        <text:list-item>
          <text:p text:style-name="P111">= <text:s/>SW-NE </text:p>
        </text:list-item>
        <text:list-item>
          <text:p text:style-name="P111">= <text:s/>S-N </text:p>
        </text:list-item>
        <text:list-item>
          <text:p text:style-name="P111">= <text:s/>W-E </text:p>
        </text:list-item>
        <text:list-item>
          <text:p text:style-name="P111">= <text:s/>SE-NW </text:p>
        </text:list-item>
        <text:list-item>
          <text:p text:style-name="P111">= <text:s/>NE-SW </text:p>
        </text:list-item>
        <text:list-item>
          <text:p text:style-name="P111">= <text:s/>N </text:p>
        </text:list-item>
        <text:list-item>
          <text:p text:style-name="P111">= <text:s/>W </text:p>
        </text:list-item>
        <text:list-item>
          <text:p text:style-name="P111">= <text:s/>NW </text:p>
        </text:list-item>
        <text:list-item>
          <text:p text:style-name="P111">= <text:s/>SW </text:p>
        </text:list-item>
        <text:list-item>
          <text:p text:style-name="P111">= <text:s/>S</text:p>
        </text:list-item>
        <text:list-item>
          <text:p text:style-name="P111">= <text:s/>E </text:p>
        </text:list-item>
      </text:list>
      <text:list xml:id="list151777728437904452" text:style-name="WWNum3">
        <text:list-item>
          <text:p text:style-name="P112">= <text:s/>SE </text:p>
        </text:list-item>
        <text:list-item>
          <text:p text:style-name="P114">= <text:s/>NE </text:p>
        </text:list-item>
      </text:list>
      <text:p text:style-name="P106"><text:span text:style-name="T18">Latitude</text:span> is of the threshold, or AFCAD's "runway start" </text:p>
      <text:p text:style-name="P108"><text:span text:style-name="T18">Longitude</text:span> is of the threshold, or AFCAD's "runway start" </text:p>
      <text:p text:style-name="P106"><text:span text:style-name="T18">Altitude</text:span> is in feet </text:p>
      <text:p text:style-name="P108"><text:span text:style-name="T18">Length</text:span> is in feet </text:p>
      <text:p text:style-name="P108"><text:span text:style-name="T18">ILSFreq</text:span> is given as nnnnn for nnn.nn, or just 0 when no ILS </text:p>
      <text:p text:style-name="P116"><text:span text:style-name="T18">ILSFreqFlags</text:span> are ILSFreq then optional B (backcourse), D (DME) G (Glideslope) equipped <text:span text:style-name="T18">Width</text:span> is in feet </text:p>
      <text:p text:style-name="P117"><text:span text:style-name="T18">ThresholdOffset </text:span>is in feet </text:p>
      <text:p text:style-name="P108"><text:span text:style-name="T18">Status is </text:span>CT for Closed for Takeoff and/or ,CL for Closed for Landing </text:p>
      <text:p text:style-name="P108"><text:span text:style-name="T18">Radius</text:span> is in metres </text:p>
      <text:p text:style-name="P117"><text:span text:style-name="T18">TaxiType</text:span> is <text:s/></text:p>
      <text:list xml:id="list7492201623291943167" text:style-name="WWNum4">
        <text:list-item>
          <text:p text:style-name="P119">= unknown </text:p>
        </text:list-item>
        <text:list-item>
          <text:p text:style-name="P119">= Normal </text:p>
        </text:list-item>
        <text:list-item>
          <text:p text:style-name="P119">= Hold short </text:p>
        </text:list-item>
        <text:list-item>
          <text:p text:style-name="P119">= unknown </text:p>
        </text:list-item>
        <text:list-item>
          <text:p text:style-name="P119">= ILS hold short </text:p>
        </text:list-item>
        <text:list-item>
          <text:p text:style-name="P119">= Gate/Park (set by MakeRwys to denote arrival at a parking place) </text:p>
        </text:list-item>
        <text:list-item>
          <text:p text:style-name="P119">= ILS hold short no draw <text:s/><text:tab/>7 = Hold short no draw <text:span text:style-name="T18">GateName</text:span> is either omitted or one of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1">Dock </text:p>
            <text:p text:style-name="P59"><text:s/><text:tab/>Park </text:p>
            <text:p text:style-name="P60"><text:s/><text:tab/>PkN </text:p>
            <text:p text:style-name="P61"><text:s/><text:tab/>PkNE </text:p>
            <text:p text:style-name="P62"><text:s/><text:tab/>PkE </text:p>
          </table:table-cell>
          <table:table-cell table:style-name="Table2.A1" office:value-type="string">
            <text:p text:style-name="P56"><text:s/></text:p>
            <text:p text:style-name="P56"><text:s/></text:p>
            <text:p text:style-name="P56"><text:s/></text:p>
            <text:p text:style-name="P56"><text:s/></text:p>
            <text:p text:style-name="P56"><text:s/></text:p>
          </table:table-cell>
          <table:table-cell table:style-name="Table2.A1" office:value-type="string">
            <text:p text:style-name="P58">PkSE </text:p>
            <text:p text:style-name="P56">PkS </text:p>
            <text:p text:style-name="P58">PkSW </text:p>
            <text:p text:style-name="P58"><text:soft-page-break/>PkW </text:p>
            <text:p text:style-name="P58">PkNW</text:p>
          </table:table-cell>
        </table:table-row>
      </table:table>
      <text:p text:style-name="P117"><text:span text:style-name="T18">GateType</text:span> is: </text:p>
      <text:section text:style-name="Sect1" text:name="TextSection">
        <text:list xml:id="list2149686211825198260" text:style-name="WWNum5">
          <text:list-item>
            <text:p text:style-name="P120">= none </text:p>
          </text:list-item>
          <text:list-item>
            <text:p text:style-name="P120">= Ramp GA </text:p>
          </text:list-item>
          <text:list-item>
            <text:p text:style-name="P120">= Ramp GA Small </text:p>
          </text:list-item>
          <text:list-item>
            <text:p text:style-name="P120">= Ramp GA Medium </text:p>
          </text:list-item>
          <text:list-item>
            <text:p text:style-name="P120">= Ramp GA Large </text:p>
          </text:list-item>
          <text:list-item>
            <text:p text:style-name="P120">= Ramp Cargo </text:p>
          </text:list-item>
          <text:list-item>
            <text:p text:style-name="P120">= Ramp Military Cargo </text:p>
          </text:list-item>
          <text:list-item>
            <text:p text:style-name="P120">= Ramp Military Combat </text:p>
          </text:list-item>
          <text:list-item>
            <text:p text:style-name="P120">= Gate Small </text:p>
          </text:list-item>
          <text:list-item>
            <text:p text:style-name="P120">= Gate Medium </text:p>
          </text:list-item>
          <text:list-item>
            <text:p text:style-name="P122">10 = Gate Large</text:p>
          </text:list-item>
          <text:list-item>
            <text:p text:style-name="P123">11 = Dock GA </text:p>
          </text:list-item>
        </text:list>
      </text:section>
      <text:section text:style-name="Sect2" text:name="Section1">
        <text:list xml:id="list37537302" text:continue-numbering="true" text:style-name="WWNum5">
          <text:list-item>
            <text:p text:style-name="P118"><text:span text:style-name="T18">CommsType</text:span> is: </text:p>
          </text:list-item>
        </text:list>
      </text:section>
      <text:section text:style-name="Sect3" text:name="Section2">
        <text:list xml:id="list8066760606110174732" text:style-name="WWNum6">
          <text:list-item>
            <text:p text:style-name="P113"><text:span text:style-name="T10">= Special entry with airport name, zero frequency </text:span></text:p>
          </text:list-item>
          <text:list-item>
            <text:p text:style-name="P113"><text:span text:style-name="T10">= ATIS </text:span></text:p>
          </text:list-item>
          <text:list-item>
            <text:p text:style-name="P113"><text:span text:style-name="T10">= MULTICOM </text:span></text:p>
          </text:list-item>
          <text:list-item>
            <text:p text:style-name="P113"><text:span text:style-name="T10">= UNICOM </text:span></text:p>
          </text:list-item>
          <text:list-item>
            <text:p text:style-name="P113"><text:span text:style-name="T10">= CTAF </text:span></text:p>
          </text:list-item>
          <text:list-item>
            <text:p text:style-name="P113"><text:span text:style-name="T10">= GROUND </text:span></text:p>
          </text:list-item>
          <text:list-item>
            <text:p text:style-name="P113"><text:span text:style-name="T10">= TOWER </text:span></text:p>
          </text:list-item>
          <text:list-item>
            <text:p text:style-name="P113"><text:span text:style-name="T10">= CLEARANCE </text:span></text:p>
          </text:list-item>
          <text:list-item>
            <text:p text:style-name="P113"><text:span text:style-name="T10">= APPROACH </text:span></text:p>
          </text:list-item>
          <text:list-item>
            <text:p text:style-name="P113"><text:span text:style-name="T10">= DEPARTURE </text:span></text:p>
          </text:list-item>
          <text:list-item>
            <text:p text:style-name="P113"><text:span text:style-name="T10">= CENTRE </text:span></text:p>
          </text:list-item>
          <text:list-item>
            <text:p text:style-name="P113"><text:span text:style-name="T10">= FSS </text:span></text:p>
          </text:list-item>
          <text:list-item>
            <text:p text:style-name="P113"><text:span text:style-name="T10">= AWOS </text:span></text:p>
          </text:list-item>
          <text:list-item>
            <text:p text:style-name="P113"><text:span text:style-name="T10">= ASOS </text:span></text:p>
          </text:list-item>
          <text:list-item>
            <text:p text:style-name="P113"><text:span text:style-name="T10">= CLEARANCE PRE-TAXI </text:span></text:p>
          </text:list-item>
          <text:list-item>
            <text:p text:style-name="P115"><text:span text:style-name="T10">= REMOTE CLEARANCE DELIVERY </text:span></text:p>
          </text:list-item>
        </text:list>
      </text:section>
      <text:section text:style-name="Sect2" text:name="Section3">
        <text:list xml:id="list37524525" text:continue-numbering="true" text:style-name="WWNum6">
          <text:list-item>
            <text:p text:style-name="P63"><text:s/></text:p>
          </text:list-item>
          <text:list-item>
            <text:p text:style-name="P124"/>
          </text:list-item>
          <text:list-item>
            <text:p text:style-name="P63"><text:s/></text:p>
          </text:list-item>
          <text:list-item>
            <text:h text:style-name="P145" text:outline-level="1">BINARY FILE FORMATS </text:h>
          </text:list-item>
          <text:list-item>
            <text:p text:style-name="P126"><text:span text:style-name="T18">R5.BIN:</text:span> <text:s/>binary format Runways file Record format: </text:p>
          </text:list-item>
          <text:list-item>
            <text:p text:style-name="P127"><text:span text:style-name="T29">struct { </text:span></text:p>
          </text:list-item>
          <text:list-item>
            <text:p text:style-name="P70"><text:span text:style-name="T9"><text:tab/></text:span><text:span text:style-name="T29"> <text:tab/>char chICAO[4]; </text:span></text:p>
          </text:list-item>
          <text:list-item>
            <text:p text:style-name="P71"><text:span text:style-name="T9"><text:tab/></text:span><text:span text:style-name="T29"> <text:tab/>unsigned short wRwyNum; </text:span></text:p>
          </text:list-item>
          <text:list-item>
            <text:p text:style-name="P127"><text:span text:style-name="T29"><text:s/><text:tab/>char chDesig; // L, C, R or space <text:s/><text:tab/></text:span></text:p>
          </text:list-item>
          <text:list-item>
            <text:p text:style-name="P129"><text:span text:style-name="T29">char chStatus[3]; // CT, CL, CTL or all zero </text:span></text:p>
          </text:list-item>
          <text:list-item>
            <text:p text:style-name="P129"><text:span text:style-name="T29">unsigned short wSurface; // 0-23 as in New BGL format </text:span></text:p>
          </text:list-item>
          <text:list-item>
            <text:p text:style-name="P130"><text:span text:style-name="T29"><text:s/><text:tab/>float fLatThresh; </text:span></text:p>
          </text:list-item>
          <text:list-item>
            <text:p text:style-name="P130"><text:span text:style-name="T29"><text:tab/><text:tab/><text:tab/>float fLongThresh; <text:s/><text:tab/><text:tab/><text:tab/>float fLatCentre;</text:span></text:p>
          </text:list-item>
          <text:list-item>
            <text:p text:style-name="P131"><text:span text:style-name="T29">float fLongCentre;</text:span></text:p>
          </text:list-item>
          <text:list-item>
            <text:p text:style-name="P131"><text:span text:style-name="T29">float fAltitude; // feet <text:s/><text:tab/>float fThrOffset; // feet <text:s/><text:tab/>float fHdgMag; </text:span></text:p>
          </text:list-item>
          <text:list-item>
            <text:p text:style-name="P131"><text:span text:style-name="T29">float fMagVar;</text:span></text:p>
          </text:list-item>
          <text:list-item>
            <text:p text:style-name="P132"><text:span text:style-name="T29">float fLength; // feet </text:span></text:p>
          </text:list-item>
          <text:list-item>
            <text:p text:style-name="P132"><text:span text:style-name="T29">float fWidth; // feet </text:span></text:p>
          </text:list-item>
          <text:list-item>
            <text:p text:style-name="P132"><text:span text:style-name="T29">float fILSfreq; // zero if none <text:s/>char chILSflags[4];</text:span></text:p>
          </text:list-item>
          <text:list-item>
            <text:p text:style-name="P132"><text:span text:style-name="T29">float fILShdg;</text:span></text:p>
          </text:list-item>
          <text:list-item>
            <text:p text:style-name="P132"><text:span text:style-name="T29">char chILSid[8]; </text:span></text:p>
          </text:list-item>
          <text:list-item>
            <text:p text:style-name="P72"><text:span text:style-name="T9"><text:tab/></text:span><text:span text:style-name="T29"> <text:tab/>float fILSslope; </text:span></text:p>
          </text:list-item>
          <text:list-item>
            <text:p text:style-name="P128"><text:span text:style-name="T29">} rbin; </text:span></text:p>
          </text:list-item>
          <text:list-item>
            <text:p text:style-name="P133"><text:span text:style-name="T18">T5.BIN</text:span>: <text:s/>binary format Taxiways file Record format: </text:p>
          </text:list-item>
          <text:list-item>
            <text:p text:style-name="P127"><text:span text:style-name="T29">struct { </text:span></text:p>
          </text:list-item>
          <text:list-item>
            <text:p text:style-name="P134"><text:span text:style-name="T29"><text:s/><text:tab/>DWORD dwNumPts; <text:s/><text:tab/><text:tab/>char chICAO[4]; </text:span></text:p>
          </text:list-item>
          <text:list-item>
            <text:p text:style-name="P135"><text:span text:style-name="T29"><text:s/><text:tab/>char chName[8]; // zero if not named <text:s/><text:tab/><text:tab/>float fMinWidth; </text:span></text:p>
          </text:list-item>
          <text:list-item>
            <text:p text:style-name="P135"><text:span text:style-name="T29">} tbin; </text:span></text:p>
          </text:list-item>
          <text:list-item>
            <text:p text:style-name="P136"><text:span text:style-name="T29">followed by dwNumPts x struct { <text:tab/>float fLat; <text:tab/></text:span></text:p>
          </text:list-item>
          <text:list-item>
            <text:p text:style-name="P137"><text:span text:style-name="T29">float fLon; </text:span></text:p>
          </text:list-item>
          <text:list-item>
            <text:p text:style-name="P73"><text:span text:style-name="T9"><text:tab/></text:span><text:span text:style-name="T29"> <text:tab/>float fType; </text:span></text:p>
          </text:list-item>
          <text:list-item>
            <text:p text:style-name="P76"><text:span text:style-name="T9"><text:tab/></text:span><text:span text:style-name="T29"> <text:tab/>float fWidth; // to next point, =0 for last point </text:span></text:p>
          </text:list-item>
          <text:list-item>
            <text:p text:style-name="P128"><text:span text:style-name="T29">} tpt; </text:span></text:p>
          </text:list-item>
          <text:list-item>
            <text:p text:style-name="P128"><text:soft-page-break/></text:p>
          </text:list-item>
          <text:list-item>
            <text:h text:style-name="P146" text:outline-level="1"><text:span text:style-name="T5"><office:annotation office:name="__Annotation__982_686690208"><dc:creator>Pete Dowson</dc:creator><dc:date>2020-10-21T09:11:00.57</dc:date><textooo:sender-initials>PD</textooo:sender-initials><text:p/></office:annotation></text:span><text:span text:style-name="T5">RUNNING MAKERUNWAYS SILENTLY </text:span><office:annotation-end office:name="__Annotation__982_686690208"/></text:h>
          </text:list-item>
          <text:list-item>
            <text:p text:style-name="P104">If an application wishes MakeRunways to run without any progress dialogue then it can start it with the command line parameter <text:s/>/+Q </text:p>
          </text:list-item>
          <text:list-item>
            <text:p text:style-name="P125"/>
            <text:list>
              <text:list-item>
                <text:h text:style-name="P151" text:outline-level="2"><text:span text:style-name="T28">Peter L Dowson, 1</text:span><text:span text:style-name="T30">st</text:span><text:span text:style-name="T28"> July 2023 </text:span></text:h>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GB"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GB"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559cm" fo:margin-right="0cm" fo:margin-top="0cm" fo:margin-bottom="0.005cm" fo:orphans="2" fo:widows="2" fo:text-indent="-0.018cm" style:auto-text-indent="false" style:writing-mode="lr-tb"/>
      <style:text-properties fo:color="#000000" style:font-name="Calibri" fo:font-size="12pt" style:font-name-asian="Calibri2" style:font-size-asian="12pt" style:font-name-complex="Calibri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Outline" style:class="text">
      <style:paragraph-properties fo:margin-left="0.559cm" fo:margin-right="0cm" fo:margin-top="0.423cm" fo:margin-bottom="0.081cm" fo:keep-together="always" fo:orphans="2" fo:widows="2" fo:text-indent="-0.018cm" style:auto-text-indent="false" fo:keep-with-next="always" style:writing-mode="lr-tb"/>
      <style:text-properties fo:color="#000000" style:font-name="Calibri1" fo:font-size="18pt" fo:font-weight="bold" style:font-name-asian="Calibri2" style:font-size-asian="18pt" style:font-weight-asian="bold" style:font-name-complex="Calibri2"/>
    </style:style>
    <style:style style:name="Heading_20_2" style:display-name="Heading 2" style:family="paragraph" style:parent-style-name="Heading" style:next-style-name="Text_20_body" style:default-outline-level="2" style:list-style-name="Outline" style:class="text">
      <style:paragraph-properties fo:margin-left="0.559cm" fo:margin-right="0cm" fo:margin-top="0.423cm" fo:margin-bottom="0.213cm" fo:keep-together="always" fo:orphans="2" fo:widows="2" fo:text-indent="-0.018cm" style:auto-text-indent="false" fo:keep-with-next="always" style:writing-mode="lr-tb"/>
      <style:text-properties fo:color="#000000" style:font-name="Calibri1" fo:font-size="14pt" style:text-underline-style="solid" style:text-underline-width="auto" style:text-underline-color="#000000" fo:font-weight="bold" style:font-name-asian="Calibri2" style:font-size-asian="14pt" style:font-weight-asian="bold" style:font-name-complex="Calibri2"/>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Heading_20_2_20_Char" style:display-name="Heading 2 Char" style:family="text">
      <style:text-properties fo:color="#000000" style:font-name="Calibri" fo:font-size="14pt" style:text-underline-style="solid" style:text-underline-width="auto" style:text-underline-color="#000000" fo:font-weight="bold" style:font-name-asian="Calibri2" style:font-size-asian="14pt" style:font-weight-asian="bold" style:font-name-complex="Calibri2"/>
    </style:style>
    <style:style style:name="Heading_20_1_20_Char" style:display-name="Heading 1 Char" style:family="text">
      <style:text-properties fo:color="#000000" style:font-name="Calibri" fo:font-size="18pt" fo:font-weight="bold" style:font-name-asian="Calibri2" style:font-size-asian="18pt" style:font-weight-asian="bold" style:font-name-complex="Calibri2"/>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0" style:font-name="Calibri" fo:font-size="10pt" style:font-name-asian="Calibri2" style:font-size-asian="10pt" style:font-name-complex="Calibri2" style:font-size-complex="10pt"/>
    </style:style>
    <style:style style:name="Comment_20_Subject_20_Char" style:display-name="Comment Subject Char" style:family="text" style:parent-style-name="Comment_20_Text_20_Char">
      <style:text-properties fo:color="#000000" style:font-name="Calibri" fo:font-size="10pt" fo:font-weight="bold" style:font-name-asian="Calibri2" style:font-size-asian="10pt" style:font-weight-asian="bold" style:font-name-complex="Calibri2" style:font-size-complex="10pt" style:font-weight-complex="bold"/>
    </style:style>
    <style:style style:name="Balloon_20_Text_20_Char" style:display-name="Balloon Text Char" style:family="text" style:parent-style-name="Default_20_Paragraph_20_Font">
      <style:text-properties fo:color="#000000" style:font-name="Segoe UI" fo:font-size="9pt" style:font-name-asian="Calibri2" style:font-size-asian="9pt" style:font-name-complex="Segoe UI2" style:font-size-complex="9pt"/>
    </style:style>
    <style:style style:name="ListLabel_20_1" style:display-name="ListLabel 1" style:family="text">
      <style:text-properties fo:color="#000000" style:text-line-through-style="none" style:text-position="0% 100%" fo:font-size="12pt" fo:font-style="normal" style:text-underline-style="none" fo:font-weight="normal" style:font-name-asian="Calibri2" style:font-size-asian="12pt" style:font-style-asian="normal" style:font-weight-asian="normal" style:font-name-complex="Calibri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812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text:start-value="37">
        <style:list-level-properties text:list-level-position-and-space-mode="label-alignment">
          <style:list-level-label-alignment text:label-followed-by="listtab" fo:text-indent="-0.635cm" fo:margin-left="1.782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5.697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9.507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3.3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text:start-value="51">
        <style:list-level-properties text:list-level-position-and-space-mode="label-alignment">
          <style:list-level-label-alignment text:label-followed-by="listtab" fo:text-indent="-0.635cm" fo:margin-left="1.782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5.697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9.507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3.3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635cm" fo:margin-left="0.312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4.445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8.255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635cm" fo:margin-left="0.312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4.445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8.255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635cm" fo:margin-left="0.529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4.445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8.255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501cm" fo:margin-left="2cm" fo:margin-right="1.9cm" style:writing-mode="lr-tb" style:layout-grid-color="#c0c0c0" style:layout-grid-lines="2719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keRwys README.docx</dc:title>
    <meta:initial-creator>Pete</meta:initial-creator>
    <dc:creator>John Dowson</dc:creator>
    <meta:editing-cycles>16</meta:editing-cycles>
    <meta:print-date>2020-10-21T08:07:00</meta:print-date>
    <meta:creation-date>2020-10-21T08:09:00</meta:creation-date>
    <dc:date>2023-07-01T17:28:08.16</dc:date>
    <meta:editing-duration>PT9M26S</meta:editing-duration>
    <meta:generator>OpenOffice/4.1.7$Win32 OpenOffice.org_project/417m1$Build-9800</meta:generator>
    <meta:document-statistic meta:table-count="2" meta:image-count="0" meta:object-count="0" meta:page-count="14" meta:paragraph-count="318" meta:word-count="2895" meta:character-count="170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